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3.844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able-cell-properties fo:background-color="#ffff00"/>
      <style:text-properties fo:color="#000000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Default">
      <style:table-cell-properties fo:background-color="#ffff00"/>
      <style:text-properties style:use-window-font-color="true"/>
    </style:style>
    <style:style style:name="ce8" style:family="table-cell" style:parent-style-name="Default">
      <style:text-properties style:use-window-font-color="true" style:text-underline-style="solid" style:text-underline-width="auto" style:text-underline-color="font-color"/>
    </style:style>
    <style:style style:name="ce9" style:family="table-cell" style:parent-style-name="Default" style:data-style-name="N37"/>
    <style:style style:name="ce10" style:family="table-cell" style:parent-style-name="Default" style:data-style-name="N0"/>
    <style:style style:name="ce11" style:family="table-cell" style:parent-style-name="Default" style:data-style-name="N37">
      <style:table-cell-properties fo:background-color="#ffff00"/>
    </style:style>
    <style:style style:name="ce1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ext-properties style:font-name="Liberation Sans" style:font-name-asian="Noto Sans CJK SC Regular" style:font-name-complex="FreeSans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ext-properties style:text-underline-style="none"/>
    </style:style>
    <style:style style:name="ce18" style:family="table-cell" style:parent-style-name="Default">
      <style:table-cell-properties fo:background-color="transparent"/>
      <style:text-properties style:use-window-font-color="true" style:text-underline-style="solid" style:text-underline-width="auto" style:text-underline-color="font-color"/>
    </style:style>
    <style:style style:name="ce19" style:family="table-cell" style:parent-style-name="Default">
      <style:table-cell-properties fo:background-color="transparent"/>
      <style:text-properties style:use-window-font-color="true" style:text-underline-style="none"/>
    </style:style>
    <style:style style:name="ce20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" style:family="text">
      <style:text-properties fo:color="#ff0000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3"/>
        <table:table-column table:style-name="co1" table:number-columns-repeated="4" table:default-cell-style-name="Default"/>
        <table:table-row table:style-name="ro1">
          <table:table-cell table:style-name="Default" office:value-type="string">
            <text:p>REGIONE</text:p>
          </table:table-cell>
          <table:table-cell office:value-type="string">
            <text:p>FONTE</text:p>
          </table:table-cell>
          <table:table-cell table:style-name="Default" office:value-type="string">
            <text:p>ULTIMO AGGIORNAMENTO</text:p>
          </table:table-cell>
          <table:table-cell office:value-type="string">
            <text:p>FORMATO</text:p>
          </table:table-cell>
          <table:table-cell office:value-type="string">
            <text:p>DESCRIZIONE</text:p>
          </table:table-cell>
          <table:table-cell table:number-columns-repeated="2"/>
        </table:table-row>
        <table:table-row table:style-name="ro1">
          <table:table-cell office:value-type="string">
            <text:p>Abruzzo</text:p>
          </table:table-cell>
          <table:table-cell table:style-name="ce3" office:value-type="string">
            <text:p>OSM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>
            <text:p>Basilicata</text:p>
          </table:table-cell>
          <table:table-cell office:value-type="string">
            <text:p><text:a xlink:href="http://www.datiopen.it/it/opendata/Comune_di_Matera_Mappa_siti">http://www.datiopen.it/it/opendata/Comune_di_Matera_Mappa_siti</text:a>_archeologici</text:p>
          </table:table-cell>
          <table:table-cell table:style-name="Default" office:value-type="float" office:value="2011">
            <text:p>2011</text:p>
          </table:table-cell>
          <table:table-cell office:value-type="string">
            <text:p>json</text:p>
          </table:table-cell>
          <table:table-cell office:value-type="string">
            <text:p>siti archeologici solo matera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http://www.datiopen.it/it/opendata/Comune_di_Matera_Mappa_dei_beni_culturali</text:p>
          </table:table-cell>
          <table:table-cell table:style-name="ce9" office:value-type="date" office:date-value="2014-03-05">
            <text:p>05/03/14</text:p>
          </table:table-cell>
          <table:table-cell office:value-type="string">
            <text:p>json</text:p>
          </table:table-cell>
          <table:table-cell office:value-type="string">
            <text:p>beni culturali solo matera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http://www.datiopen.it/it/opendata/Comune_di_Matera_Mappa_delle_Erboristerie</text:p>
          </table:table-cell>
          <table:table-cell table:style-name="Default" office:value-type="string">
            <text:p>09/2013</text:p>
          </table:table-cell>
          <table:table-cell office:value-type="string">
            <text:p>json</text:p>
          </table:table-cell>
          <table:table-cell office:value-type="string">
            <text:p>erboristerie solo matera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>
            <text:p><text:a xlink:href="http://www.datiopen.it/it/opendata/Comune">http://www.datiopen.it/it/opendata/Comune</text:a>_di_Matera_Mappa_delle_chiese_rupestri</text:p>
          </table:table-cell>
          <table:table-cell table:style-name="Default"/>
          <table:table-cell office:value-type="string">
            <text:p>json</text:p>
          </table:table-cell>
          <table:table-cell office:value-type="string">
            <text:p>chiese rupestri solo matera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http://www.datiopen.it/it/opendata/Comune_di_Matera_Mappa_aree_attrezzate_parcheggi_per_camper_nel_2015</text:p>
          </table:table-cell>
          <table:table-cell table:style-name="Default" office:value-type="string">
            <text:p>04/2015</text:p>
          </table:table-cell>
          <table:table-cell office:value-type="string">
            <text:p>json</text:p>
          </table:table-cell>
          <table:table-cell office:value-type="string">
            <text:p>aree attrezzate solo matera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3" office:value-type="string">
            <text:p>OSM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2" office:value-type="string">
            <text:p>Calabria</text:p>
          </table:table-cell>
          <table:table-cell office:value-type="string">
            <text:p><text:a xlink:href="http://www.dati.calabria/">http://www.dati.calabria</text:a>.it/dataset/elenco-parafarmacie/resource/17446613-391a-49af-90b7-57ea83d01ebd</text:p>
          </table:table-cell>
          <table:table-cell table:style-name="ce9" office:value-type="date" office:date-value="2015-03-06">
            <text:p>06/03/15</text:p>
          </table:table-cell>
          <table:table-cell office:value-type="string">
            <text:p>csv</text:p>
          </table:table-cell>
          <table:table-cell table:style-name="ce15" office:value-type="string">
            <text:p>parafarmacie calabria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>
            <text:p>http://www.dati.calabria.it/dataset/elenco-farmacie/resource/5f927644-2083-4d55-a8c3-664253f7f159</text:p>
          </table:table-cell>
          <table:table-cell table:style-name="ce9" office:value-type="date" office:date-value="2015-03-06">
            <text:p>06/03/15</text:p>
          </table:table-cell>
          <table:table-cell office:value-type="string">
            <text:p>csv</text:p>
          </table:table-cell>
          <table:table-cell table:style-name="ce15" office:value-type="string">
            <text:p>farmacie calabria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3" office:value-type="string">
            <text:p>OSM</text:p>
          </table:table-cell>
          <table:table-cell table:style-name="ce9"/>
          <table:table-cell table:number-columns-repeated="4"/>
        </table:table-row>
        <table:table-row table:style-name="ro2">
          <table:table-cell table:style-name="ce2" office:value-type="string">
            <text:p>Campania</text:p>
          </table:table-cell>
          <table:table-cell office:value-type="string">
            <text:p><text:a xlink:href="http://nonportale.opendatacampania/">http://nonportale.opendatacampania</text:a>.it/</text:p>
          </table:table-cell>
          <table:table-cell table:style-name="ce9" office:value-type="date" office:date-value="2016-02-27">
            <text:p>27/02/16</text:p>
          </table:table-cell>
          <table:table-cell office:value-type="string">
            <text:p>html</text:p>
          </table:table-cell>
          <table:table-cell table:style-name="ce15" office:value-type="string">
            <text:p>musei campania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3" office:value-type="string">
            <text:p>OSM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milia-Romagna</text:p>
          </table:table-cell>
          <table:table-cell office:value-type="string">
            <text:p>http://www.datiopen.it/it/opendata/Regione_Emilia_Romagna_Dove_mangiare</text:p>
          </table:table-cell>
          <table:table-cell table:style-name="ce9" office:value-type="date" office:date-value="2015-09-09">
            <text:p>09/09/15</text:p>
          </table:table-cell>
          <table:table-cell office:value-type="string">
            <text:p>json</text:p>
          </table:table-cell>
          <table:table-cell table:style-name="ce15" office:value-type="string">
            <text:p>ristoranti, pizzerie, agriturismi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>
            <text:p><text:a xlink:href="http://www.datiopen.it/it/opendata/Regione_Emilia_Romagna_Arte_e_cultura">http://www.datiopen.it/it/opendata/Regione_Emilia_Romagna_Arte_e_cultura</text:a></text:p>
          </table:table-cell>
          <table:table-cell table:style-name="ce9" office:value-type="date" office:date-value="2015-09-09">
            <text:p>09/09/15</text:p>
          </table:table-cell>
          <table:table-cell office:value-type="string">
            <text:p>json</text:p>
          </table:table-cell>
          <table:table-cell table:style-name="ce15" office:value-type="string">
            <text:p>musei, edifici, monumenti, luoghi cultura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>
            <text:p><text:a xlink:href="http://dati.emilia-romagna.it/catalogodati/dato/100997-100997-musei-emiliano-romagnoli.html">http://dati.emilia-romagna.it/catalogodati/dato/100997-100997-musei-emiliano-romagnoli.html</text:a></text:p>
          </table:table-cell>
          <table:table-cell table:style-name="ce9" office:value-type="date" office:date-value="2016-04-06">
            <text:p>06/04/16</text:p>
          </table:table-cell>
          <table:table-cell office:value-type="string">
            <text:p>csv</text:p>
          </table:table-cell>
          <table:table-cell table:style-name="ce15" office:value-type="string">
            <text:p>musei emiliano-romagnoli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>
            <text:p><text:a xlink:href="http://dati.comune.bologna/">http://dati.comune.bologna</text:a>.it/node/2036</text:p>
          </table:table-cell>
          <table:table-cell table:style-name="ce9" office:value-type="date" office:date-value="2016-01-20">
            <text:p>20/01/16</text:p>
          </table:table-cell>
          <table:table-cell office:value-type="string">
            <text:p>csv</text:p>
          </table:table-cell>
          <table:table-cell office:value-type="string">
            <text:p>porte storiche e torri Bologna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>
            <text:p><text:a xlink:href="http://dati.comune.bologna/">http://dati.comune.bologna</text:a>.it/node/2020</text:p>
          </table:table-cell>
          <table:table-cell table:style-name="ce9" office:value-type="date" office:date-value="2016-01-11">
            <text:p>11/01/16</text:p>
          </table:table-cell>
          <table:table-cell office:value-type="string">
            <text:p>csv</text:p>
          </table:table-cell>
          <table:table-cell office:value-type="string">
            <text:p>fontane, ponti, canali di Bologna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http://dati.comune.bologna.it/node/2002</text:p>
          </table:table-cell>
          <table:table-cell table:style-name="ce9" office:value-type="date" office:date-value="2015-12-23">
            <text:p>23/12/15</text:p>
          </table:table-cell>
          <table:table-cell office:value-type="string">
            <text:p>csv</text:p>
          </table:table-cell>
          <table:table-cell office:value-type="string">
            <text:p>ville e dimore storiche di Bologna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http://dati.comune.bologna.it/node/1998</text:p>
          </table:table-cell>
          <table:table-cell table:style-name="ce9" office:value-type="date" office:date-value="2015-12-21">
            <text:p>21/12/15</text:p>
          </table:table-cell>
          <table:table-cell office:value-type="string">
            <text:p>csv</text:p>
          </table:table-cell>
          <table:table-cell office:value-type="string">
            <text:p>musei, gallerie, luoghi storici, teatri storici Bologna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>
            <text:p><text:a xlink:href="http://dati.comune.bologna.it/node/2000">http://dati.comune.bologna.it/node/2000</text:a></text:p>
          </table:table-cell>
          <table:table-cell table:style-name="ce9" office:value-type="date" office:date-value="2015-12-22">
            <text:p>22/12/15</text:p>
          </table:table-cell>
          <table:table-cell office:value-type="string">
            <text:p>csv</text:p>
          </table:table-cell>
          <table:table-cell office:value-type="string">
            <text:p>mercati cittadini storici e itineranti Bologna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>
            <text:p><text:a xlink:href="http://dati.comune.bologna.it/node/1103">http://dati.comune.bologna.it/node/1103</text:a></text:p>
          </table:table-cell>
          <table:table-cell table:style-name="ce9" office:value-type="date" office:date-value="2014-02-21">
            <text:p>21/02/14</text:p>
          </table:table-cell>
          <table:table-cell office:value-type="string">
            <text:p>csv</text:p>
          </table:table-cell>
          <table:table-cell office:value-type="string">
            <text:p>monumenti, musei, portici, piazze, vie storiche, palazzi, parchi, giardini, personaggi di interesse turistico Bologna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>
            <text:p><text:a xlink:href="http://dati.comune.bologna.it/node/164">http://dati.comune.bologna.it/node/164</text:a></text:p>
          </table:table-cell>
          <table:table-cell table:style-name="ce9" office:value-type="date" office:date-value="2016-04-14">
            <text:p>14/04/16</text:p>
          </table:table-cell>
          <table:table-cell office:value-type="string">
            <text:p>kml</text:p>
          </table:table-cell>
          <table:table-cell table:style-name="ce15" office:value-type="string">
            <text:p>biblioteche comunali Bologna 2015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>
            <text:p><text:a xlink:href="http://dati.comune.bologna.it/node/1991">http://dati.comune.bologna.it/node/1991</text:a></text:p>
          </table:table-cell>
          <table:table-cell table:style-name="ce9" office:value-type="date" office:date-value="2015-12-21">
            <text:p>21/12/15</text:p>
          </table:table-cell>
          <table:table-cell office:value-type="string">
            <text:p>csv</text:p>
          </table:table-cell>
          <table:table-cell office:value-type="string">
            <text:p>servizi igienici pubblici Bologna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>
            <text:p><text:a xlink:href="http://dati.comune.bologna.it/node/2029">http://dati.comune.bologna.it/node/2029</text:a></text:p>
          </table:table-cell>
          <table:table-cell table:style-name="ce9" office:value-type="date" office:date-value="2016-01-18">
            <text:p>18/01/16</text:p>
          </table:table-cell>
          <table:table-cell office:value-type="string">
            <text:p>csv</text:p>
          </table:table-cell>
          <table:table-cell office:value-type="string">
            <text:p>parcheggi Bologna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9"/>
          <table:table-cell/>
          <table:table-cell table:style-name="ce3" office:value-type="string">
            <text:p>CERCARE BIBLIOTECHE</text:p>
          </table:table-cell>
          <table:table-cell table:style-name="ce3"/>
          <table:table-cell/>
        </table:table-row>
        <table:table-row table:style-name="ro1">
          <table:table-cell office:value-type="string">
            <text:p>Friuli-Venezia Giulia</text:p>
          </table:table-cell>
          <table:table-cell office:value-type="string">
            <text:p>http://www.dati.gov.it/dataset/pat_158ae7c5-a4cb-4776-b2f0-393463b97397</text:p>
          </table:table-cell>
          <table:table-cell table:style-name="ce9" office:value-type="date" office:date-value="2015-06-03">
            <text:p>03/06/15</text:p>
          </table:table-cell>
          <table:table-cell office:value-type="string">
            <text:p>csv</text:p>
          </table:table-cell>
          <table:table-cell office:value-type="string">
            <text:p>parafarmacie Provincia Trento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http://www.dati.gov.it/dataset/pat_faa1d2cc-899e-4c02-9178-f75db533985c</text:p>
          </table:table-cell>
          <table:table-cell table:style-name="ce9" office:value-type="date" office:date-value="2015-06-03">
            <text:p>03/06/15</text:p>
          </table:table-cell>
          <table:table-cell office:value-type="string">
            <text:p>csv</text:p>
          </table:table-cell>
          <table:table-cell office:value-type="string">
            <text:p>farmacie Provincia Trento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http://www.dati.gov.it/dataset/pat_fcb2d64b-ec18-494c-ac09-9ac868ee90ce</text:p>
          </table:table-cell>
          <table:table-cell table:style-name="ce10" office:value-type="float" office:value="2004">
            <text:p>2004</text:p>
          </table:table-cell>
          <table:table-cell office:value-type="string">
            <text:p>xml</text:p>
          </table:table-cell>
          <table:table-cell table:style-name="ce15" office:value-type="string">
            <text:p>piste da sci Provincia Trento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3" office:value-type="string">
            <text:p>OSM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>
            <text:p>Lazio</text:p>
          </table:table-cell>
          <table:table-cell office:value-type="string">
            <text:p>http://dati.lazio.it/catalog/it/dataset/elenco-sale-cinematografiche-attive-nel-lazio/resource/ed9470a0-6d53-4660-8bda-3651705b3a6f</text:p>
          </table:table-cell>
          <table:table-cell table:style-name="ce9" office:value-type="date" office:date-value="2015-07-23">
            <text:p>23/07/15</text:p>
          </table:table-cell>
          <table:table-cell office:value-type="string">
            <text:p>csv</text:p>
          </table:table-cell>
          <table:table-cell office:value-type="string">
            <text:p>aren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http://dati.lazio.it/catalog/it/dataset/elenco-sale-cinematografiche-attive-nel-lazio/resource/3345fa82-b5bd-4f0b-9aae-9780b794d2d8</text:p>
          </table:table-cell>
          <table:table-cell table:style-name="ce9" office:value-type="date" office:date-value="2015-07-23">
            <text:p>23/07/15</text:p>
          </table:table-cell>
          <table:table-cell office:value-type="string">
            <text:p>csv</text:p>
          </table:table-cell>
          <table:table-cell office:value-type="string">
            <text:p>sale cinematografich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http://dati.lazio.it/catalog/it/dataset/elenco-sale-cinematografiche-attive-nel-lazio/resource/df172146-7580-4bde-8dce-d92482b107cf</text:p>
          </table:table-cell>
          <table:table-cell table:style-name="ce9" office:value-type="date" office:date-value="2015-07-23">
            <text:p>23/07/15</text:p>
          </table:table-cell>
          <table:table-cell office:value-type="string">
            <text:p>csv</text:p>
          </table:table-cell>
          <table:table-cell office:value-type="string">
            <text:p>Cinema-teatro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http://dati.lazio.it/catalog/it/dataset/elenco-sale-cinematografiche-attive-nel-lazio/resource/07e1c4d0-ec8a-4ee5-b6c1-e562dd007249</text:p>
          </table:table-cell>
          <table:table-cell table:style-name="ce9" office:value-type="date" office:date-value="2015-07-23">
            <text:p>23/07/15</text:p>
          </table:table-cell>
          <table:table-cell office:value-type="string">
            <text:p>csv</text:p>
          </table:table-cell>
          <table:table-cell office:value-type="string">
            <text:p>multisala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http://dati.lazio.it/catalog/it/dataset/elenco-delle-biblioteche-del-lazio/resource/25f320a5-ee4f-486c-a8e7-408733c606c5</text:p>
          </table:table-cell>
          <table:table-cell table:style-name="ce9" office:value-type="date" office:date-value="2015-02-21">
            <text:p>21/02/15</text:p>
          </table:table-cell>
          <table:table-cell office:value-type="string">
            <text:p>csv</text:p>
          </table:table-cell>
          <table:table-cell office:value-type="string">
            <text:p>bibliotech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http://dati.lazio.it/catalog/it/dataset/censimento-degli-spazi-di-pubblico-spettacolo/resource/b4950fa1-75a7-4324-aa4c-f04e7cde04e9</text:p>
          </table:table-cell>
          <table:table-cell table:style-name="ce9" office:value-type="date" office:date-value="2015-07-17">
            <text:p>17/07/15</text:p>
          </table:table-cell>
          <table:table-cell office:value-type="string">
            <text:p>csv</text:p>
          </table:table-cell>
          <table:table-cell office:value-type="string">
            <text:p>spazi di pubblico spettacolo (anfiteatri, auditorium, teatri, abbazie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http://dati.lazio.it/catalog/it/dataset/elenco-dei-musei-del-lazio/resource/fea33bae-17f8-43e5-894e-9ac11f835dc3</text:p>
          </table:table-cell>
          <table:table-cell table:style-name="ce9" office:value-type="date" office:date-value="2015-02-08">
            <text:p>08/02/15</text:p>
          </table:table-cell>
          <table:table-cell office:value-type="string">
            <text:p>csv</text:p>
          </table:table-cell>
          <table:table-cell office:value-type="string">
            <text:p>musei 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http://dati.lazio.it/catalog/it/dataset/parafarmacie-della-regione-lazio/resource/55f2c0d3-7860-42bb-8f04-c99d2f4ddd1e</text:p>
          </table:table-cell>
          <table:table-cell table:style-name="ce9" office:value-type="date" office:date-value="2015-09-02">
            <text:p>02/09/15</text:p>
          </table:table-cell>
          <table:table-cell office:value-type="string">
            <text:p>csv</text:p>
          </table:table-cell>
          <table:table-cell office:value-type="string">
            <text:p>parafarmaci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http://dati.lazio.it/catalog/it/dataset/farmacie-della-regione-lazio/resource/e0497f9d-ddec-4983-b8d1-9701266d0631</text:p>
          </table:table-cell>
          <table:table-cell table:style-name="ce9" office:value-type="date" office:date-value="2015-09-02">
            <text:p>02/09/15</text:p>
          </table:table-cell>
          <table:table-cell office:value-type="string">
            <text:p>csv</text:p>
          </table:table-cell>
          <table:table-cell office:value-type="string">
            <text:p>farmacie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>
            <text:p>http://www.dati.gov.it/dataset/lazio-innova_poi_culturali</text:p>
          </table:table-cell>
          <table:table-cell table:style-name="ce9" office:value-type="date" office:date-value="2013-03-04">
            <text:p>04/03/13</text:p>
          </table:table-cell>
          <table:table-cell office:value-type="string">
            <text:p>xml</text:p>
          </table:table-cell>
          <table:table-cell table:style-name="ce15" office:value-type="string">
            <text:p>luoghi di interesse culturale (Chiese, fontane, torri, palazzi, strade, castelli, monumenti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http://dati.lazio.it/catalog/it/dataset/monitoraggio-impianti-sportivi/resource/e2151b09-7350-4fc3-b7e3-592d3d271833</text:p>
          </table:table-cell>
          <table:table-cell table:style-name="ce9" office:value-type="date" office:date-value="2015-04-08">
            <text:p>08/04/15</text:p>
          </table:table-cell>
          <table:table-cell office:value-type="string">
            <text:p>csv</text:p>
          </table:table-cell>
          <table:table-cell office:value-type="string">
            <text:p>impianti sportivi</text:p>
          </table:table-cell>
          <table:table-cell table:number-columns-repeated="2"/>
        </table:table-row>
        <table:table-row table:style-name="ro2">
          <table:table-cell office:value-type="string">
            <text:p>Liguria</text:p>
          </table:table-cell>
          <table:table-cell office:value-type="string">
            <text:p>http://www.dati.gov.it/dataset/regione-liguria_34601</text:p>
          </table:table-cell>
          <table:table-cell table:style-name="ce9" office:value-type="date" office:date-value="2013-11-04">
            <text:p>04/11/13</text:p>
          </table:table-cell>
          <table:table-cell office:value-type="string">
            <text:p>xml</text:p>
          </table:table-cell>
          <table:table-cell table:style-name="ce15" office:value-type="string">
            <text:p>bibliotech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a xlink:href="http://www.regione/">http://www.regione</text:a>.liguria.it/opendata/documenti/item/40550-strutture-sanitarie-private-accreditate.html</text:p>
          </table:table-cell>
          <table:table-cell table:style-name="ce9" office:value-type="date" office:date-value="2014-06-04">
            <text:p>04/06/14</text:p>
          </table:table-cell>
          <table:table-cell office:value-type="string">
            <text:p>csv</text:p>
          </table:table-cell>
          <table:table-cell table:style-name="ce15" office:value-type="string">
            <text:p>strutture sanitarie privat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a xlink:href="http://www.datiopen.it/it/opendata/Regione_Liguria_Enti">http://www.datiopen.it/it/opendata/Regione_Liguria_Enti</text:a>_parco</text:p>
          </table:table-cell>
          <table:table-cell table:style-name="ce9" office:value-type="date" office:date-value="2009-01-01">
            <text:p>01/01/09</text:p>
          </table:table-cell>
          <table:table-cell office:value-type="string">
            <text:p>json</text:p>
          </table:table-cell>
          <table:table-cell table:style-name="ce15" office:value-type="string">
            <text:p>enti parco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www.regione.liguria.it/opendata/dati-cartografici/item/35717-teatri-sc-1-5000.html</text:p>
          </table:table-cell>
          <table:table-cell table:style-name="ce9" office:value-type="date" office:date-value="2008-01-01">
            <text:p>01/01/08</text:p>
          </table:table-cell>
          <table:table-cell office:value-type="string">
            <text:p>kml (chiedere conversione)</text:p>
          </table:table-cell>
          <table:table-cell table:style-name="ce15" office:value-type="string">
            <text:p>teatr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www.regione.liguria.it/opendata/dati-cartografici/item/35713-siti-archeologici-sc-1-5000.html</text:p>
          </table:table-cell>
          <table:table-cell table:style-name="ce9" office:value-type="date" office:date-value="2010-01-01">
            <text:p>01/01/10</text:p>
          </table:table-cell>
          <table:table-cell office:value-type="string">
            <text:p>kml (chiedere conversione)</text:p>
          </table:table-cell>
          <table:table-cell table:style-name="ce15" office:value-type="string">
            <text:p>siti archeologic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www.regione.liguria.it/opendata/dati-cartografici/item/35707-musei-sc-1-5000.html</text:p>
          </table:table-cell>
          <table:table-cell table:style-name="ce9" office:value-type="date" office:date-value="2010-01-01">
            <text:p>01/01/10</text:p>
          </table:table-cell>
          <table:table-cell office:value-type="string">
            <text:p>kml (chiedere conversione)</text:p>
          </table:table-cell>
          <table:table-cell table:style-name="ce15" office:value-type="string">
            <text:p>musei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www.regione.liguria.it/opendata/dati-cartografici/item/35702-gallerie-d-arte-sc-1-5000.html</text:p>
          </table:table-cell>
          <table:table-cell table:style-name="ce9" office:value-type="date" office:date-value="2009-01-01">
            <text:p>01/01/09</text:p>
          </table:table-cell>
          <table:table-cell office:value-type="string">
            <text:p>kml (chiedere conversione)</text:p>
          </table:table-cell>
          <table:table-cell table:style-name="ce15" office:value-type="string">
            <text:p>gallerie d’art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www.regione.liguria.it/opendata/dati-cartografici/item/35689-borghi-storici-sc-1-10000.html</text:p>
          </table:table-cell>
          <table:table-cell table:style-name="ce9" office:value-type="date" office:date-value="2008-01-01">
            <text:p>01/01/08</text:p>
          </table:table-cell>
          <table:table-cell office:value-type="string">
            <text:p>kml (chiedere conversione)</text:p>
          </table:table-cell>
          <table:table-cell table:style-name="ce15" office:value-type="string">
            <text:p>borghi storic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www.regione.liguria.it/opendata/dati-cartografici/item/35704-giardini-sc-1-5000.html</text:p>
          </table:table-cell>
          <table:table-cell table:style-name="ce9" office:value-type="date" office:date-value="2008-01-01">
            <text:p>01/01/08</text:p>
          </table:table-cell>
          <table:table-cell office:value-type="string">
            <text:p>kml (chiedere conversione)</text:p>
          </table:table-cell>
          <table:table-cell table:style-name="ce15" office:value-type="string">
            <text:p>giardin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www.regione.liguria.it/opendata/dati-cartografici/item/35692-complessi-sportivi-sc-1-5000.html</text:p>
          </table:table-cell>
          <table:table-cell table:style-name="ce9" office:value-type="date" office:date-value="2009-01-01">
            <text:p>01/01/09</text:p>
          </table:table-cell>
          <table:table-cell office:value-type="string">
            <text:p>kml (chiedere conversione)</text:p>
          </table:table-cell>
          <table:table-cell table:style-name="ce15" office:value-type="string">
            <text:p>complessi sportivi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SU CULTURAINLIGURIA.IT CI SONO IN PIÙ CINEMA E ARCHITETTURE STORICHE</text:p>
          </table:table-cell>
          <table:table-cell table:style-name="ce9"/>
          <table:table-cell/>
          <table:table-cell table:style-name="ce16" table:number-columns-repeated="3"/>
        </table:table-row>
        <table:table-row table:style-name="ro1">
          <table:table-cell office:value-type="string">
            <text:p>Lombardia</text:p>
          </table:table-cell>
          <table:table-cell office:value-type="string">
            <text:p>https://www.dati.lombardia.it/Cultura/Musei-riconosciuti-da-Regione-Lombardia/3syc-54zf</text:p>
          </table:table-cell>
          <table:table-cell table:style-name="ce9" office:value-type="date" office:date-value="2015-11-12">
            <text:p>12/11/15</text:p>
          </table:table-cell>
          <table:table-cell office:value-type="string">
            <text:p>json</text:p>
          </table:table-cell>
          <table:table-cell office:value-type="string">
            <text:p>musei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s://www.dati.lombardia.it/Cultura/Biblioteche/k2xm-fcgg</text:p>
          </table:table-cell>
          <table:table-cell table:style-name="ce9" office:value-type="date" office:date-value="2009-12-01">
            <text:p>01/12/09</text:p>
          </table:table-cell>
          <table:table-cell office:value-type="string">
            <text:p>json</text:p>
          </table:table-cell>
          <table:table-cell office:value-type="string">
            <text:p>bibliotech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s://www.dati.lombardia.it/Cultura/Architetture/kf9b-rj2t</text:p>
          </table:table-cell>
          <table:table-cell table:style-name="ce9" office:value-type="date" office:date-value="2012-03-15">
            <text:p>15/03/12</text:p>
          </table:table-cell>
          <table:table-cell office:value-type="string">
            <text:p>json</text:p>
          </table:table-cell>
          <table:table-cell office:value-type="string">
            <text:p>architettur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s://www.dati.lombardia.it/Cultura/PROVINCIA-MONZA-BRIANZA-Beni-culturali/hxvd-52zt</text:p>
          </table:table-cell>
          <table:table-cell table:style-name="ce9" office:value-type="date" office:date-value="2014-06-30">
            <text:p>30/06/14</text:p>
          </table:table-cell>
          <table:table-cell office:value-type="string">
            <text:p>geojson</text:p>
          </table:table-cell>
          <table:table-cell table:style-name="ce15" office:value-type="string">
            <text:p>beni artistici e architettonici provincia Monza e Brianz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s://www.dati.lombardia.it/Cultura/Dati-BellaLombardia/4mr7-hfsh</text:p>
          </table:table-cell>
          <table:table-cell table:style-name="ce9" office:value-type="date" office:date-value="2015-12-21">
            <text:p>21/12/15</text:p>
          </table:table-cell>
          <table:table-cell office:value-type="string">
            <text:p>json</text:p>
          </table:table-cell>
          <table:table-cell office:value-type="string">
            <text:p>Chiese, borghi, piazze, musei, dimore storiche, castelli, borgh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s://www.dati.lombardia.it/Cultura/PROVINCIA-MONZA-BRIANZA-Biblioteche/5dhz-9ubp</text:p>
          </table:table-cell>
          <table:table-cell table:style-name="ce9" office:value-type="string">
            <text:p>07/2015</text:p>
          </table:table-cell>
          <table:table-cell office:value-type="string">
            <text:p>json</text:p>
          </table:table-cell>
          <table:table-cell office:value-type="string">
            <text:p>biblioteche in provincia di Monza e in Brianz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s://www.dati.lombardia.it/Cultura/PROVINCIA-MONZA-BRIANZA-Musei/4kkk-xzn5</text:p>
          </table:table-cell>
          <table:table-cell table:style-name="ce9" office:value-type="string">
            <text:p>11/2015</text:p>
          </table:table-cell>
          <table:table-cell office:value-type="string">
            <text:p>json</text:p>
          </table:table-cell>
          <table:table-cell office:value-type="string">
            <text:p>musei in provincia Monza e <text:s/>in Brianz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s://www.dati.lombardia.it/Cultura/PROVINCIA-MONZA-BRIANZA-Cinema-e-Teatri/cq9n-g2b3</text:p>
          </table:table-cell>
          <table:table-cell table:style-name="ce9" office:value-type="string">
            <text:p>07/2015</text:p>
          </table:table-cell>
          <table:table-cell office:value-type="string">
            <text:p>json</text:p>
          </table:table-cell>
          <table:table-cell office:value-type="string">
            <text:p>cinema e teatri in provincia di Monza e in Brianz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s://www.dati.lombardia.it/Sport/Impianti-Sportivi/sd8x-w4h3</text:p>
          </table:table-cell>
          <table:table-cell table:style-name="ce9" office:value-type="date" office:date-value="2016-04-14">
            <text:p>14/04/16</text:p>
          </table:table-cell>
          <table:table-cell office:value-type="string">
            <text:p>json</text:p>
          </table:table-cell>
          <table:table-cell office:value-type="string">
            <text:p>impianti sportiv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s://www.dati.lombardia.it/Commercio/Grandi-Strutture-di-Vendita/haxp-4dkd</text:p>
          </table:table-cell>
          <table:table-cell table:style-name="ce9" office:value-type="date" office:date-value="2015-05-01">
            <text:p>01/05/15</text:p>
          </table:table-cell>
          <table:table-cell office:value-type="string">
            <text:p>json</text:p>
          </table:table-cell>
          <table:table-cell office:value-type="string">
            <text:p>grandi strutture di vendita (carrefour, centri commerciali)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CERCARE NEGOZI SITO OPEN DATA LOMBARDIA</text:p>
          </table:table-cell>
          <table:table-cell table:style-name="ce11"/>
          <table:table-cell table:style-name="ce3" table:number-columns-repeated="2"/>
          <table:table-cell table:number-columns-repeated="2"/>
        </table:table-row>
        <table:table-row table:style-name="ro3">
          <table:table-cell office:value-type="string">
            <text:p>Marche</text:p>
          </table:table-cell>
          <table:table-cell office:value-type="string">
            <text:p>http://goodpa.regione.marche.it/dataset/punti-di-interesse-turistico/resource/4b48dfbf-59a6-40a6-8be1-3c3aaa6e30e7</text:p>
          </table:table-cell>
          <table:table-cell table:style-name="ce9" office:value-type="date" office:date-value="2015-10-24">
            <text:p>24/10/15</text:p>
          </table:table-cell>
          <table:table-cell office:value-type="string">
            <text:p>xls/csv?/DISPONIBILE IN FORMATO JSON SU DATIOPEN.IT</text:p>
          </table:table-cell>
          <table:table-cell table:style-name="ce15" office:value-type="string">
            <text:p/>
            <text:p/>
            <text:p>Chiese, Monasteri e conventi, IAT - Uffici Informazioni, Spiagge, Parchi, Eccellenze, Personaggi e la loro terra</text:p>
            <text:p>, Opere d'arte (eccellenze), Archeologia (eccellenze)</text:p>
            <text:p>, Luoghi di arte (eccellenze)</text:p>
            <text:p>, Sport (parziale), Architettura e paesaggio (eccellenze), Storie e leggende, Locali storici, Ristoranti, Operatori turistici, Cataloghi, Parchi divertimento</text:p>
            <text:p>, Tradizioni (con immagini)</text:p>
            <text:p/>
            <text:p/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goodpa.regione.marche.it/dataset/anagrafica-locali-storici-della-regione-marche</text:p>
          </table:table-cell>
          <table:table-cell table:style-name="ce9" office:value-type="date" office:date-value="2015-01-21">
            <text:p>21/01/15</text:p>
          </table:table-cell>
          <table:table-cell office:value-type="string">
            <text:p>xls</text:p>
          </table:table-cell>
          <table:table-cell table:style-name="ce15" office:value-type="string">
            <text:p>osterie, locande, botteghe, tavern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goodpa.regione.marche.it/dataset/anagrafica-delle-biblioteche-che-hanno-partecipato-all-ultima-campagna-di-rilevazione/resource/0155710f-f2b6-412d-a138-1db184c7c3ab</text:p>
          </table:table-cell>
          <table:table-cell table:style-name="ce9" office:value-type="date" office:date-value="2015-01-21">
            <text:p>21/01/15</text:p>
          </table:table-cell>
          <table:table-cell office:value-type="string">
            <text:p>xls</text:p>
          </table:table-cell>
          <table:table-cell table:style-name="ce15" office:value-type="string">
            <text:p>bibliotech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goodpa.regione.marche.it/dataset/anagrafica-dei-musei-della-regione-marche/resource/cd75ebf3-809e-475e-b91e-0b3e6fe07ad6</text:p>
          </table:table-cell>
          <table:table-cell table:style-name="ce9" office:value-type="date" office:date-value="2015-01-20">
            <text:p>20/01/15</text:p>
          </table:table-cell>
          <table:table-cell office:value-type="string">
            <text:p>xls</text:p>
          </table:table-cell>
          <table:table-cell table:style-name="ce15" office:value-type="string">
            <text:p>musei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www.datiopen.it/it/opendata/Chiese_Monasteri_e_Conventi_Regione_Marche</text:p>
          </table:table-cell>
          <table:table-cell table:style-name="ce9" office:value-type="date" office:date-value="2015-11-05">
            <text:p>05/11/15</text:p>
          </table:table-cell>
          <table:table-cell office:value-type="string">
            <text:p>json</text:p>
          </table:table-cell>
          <table:table-cell table:style-name="ce15" office:value-type="string">
            <text:p>Chiese, Monasteri, Conventi (con immagini)</text:p>
          </table:table-cell>
          <table:table-cell table:number-columns-repeated="2"/>
        </table:table-row>
        <table:table-row table:style-name="ro1">
          <table:table-cell office:value-type="string">
            <text:p>Molise</text:p>
          </table:table-cell>
          <table:table-cell table:style-name="ce3" office:value-type="string">
            <text:p>OSM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Piemonte</text:p>
          </table:table-cell>
          <table:table-cell office:value-type="string">
            <text:p>http://www.dati.piemonte.it/catalogodati/dato/100439-.html</text:p>
          </table:table-cell>
          <table:table-cell table:style-name="ce9" office:value-type="date" office:date-value="2012-05-22">
            <text:p>22/05/12</text:p>
          </table:table-cell>
          <table:table-cell office:value-type="string">
            <text:p>csv/xml</text:p>
          </table:table-cell>
          <table:table-cell office:value-type="string">
            <text:p>musei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www.dati.piemonte.it/catalogodati/dato/100440-.html</text:p>
          </table:table-cell>
          <table:table-cell table:style-name="ce9" office:value-type="date" office:date-value="2012-05-22">
            <text:p>22/05/12</text:p>
          </table:table-cell>
          <table:table-cell office:value-type="string">
            <text:p>csv/xml</text:p>
          </table:table-cell>
          <table:table-cell office:value-type="string">
            <text:p>beni architettonic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www.dati.piemonte.it/catalogodati/dato/100963-.html</text:p>
          </table:table-cell>
          <table:table-cell table:style-name="ce9" office:value-type="date" office:date-value="2016-03-10">
            <text:p>10/03/16</text:p>
          </table:table-cell>
          <table:table-cell office:value-type="string">
            <text:p>csv</text:p>
          </table:table-cell>
          <table:table-cell table:style-name="ce15" office:value-type="string">
            <text:p>centri commercial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www.dati.piemonte.it/catalogodati/dato/100958-.html</text:p>
          </table:table-cell>
          <table:table-cell table:style-name="ce9" office:value-type="date" office:date-value="2016-02-22">
            <text:p>22/02/16</text:p>
          </table:table-cell>
          <table:table-cell office:value-type="string">
            <text:p>csv</text:p>
          </table:table-cell>
          <table:table-cell table:style-name="ce15" office:value-type="string">
            <text:p>medie e grandi strutture di vendit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www.dati.piemonte.it/catalogodati/dato/100731-farmacie-pubbliche-e-private.html</text:p>
          </table:table-cell>
          <table:table-cell table:style-name="ce9" office:value-type="date" office:date-value="2014-04-22">
            <text:p>22/04/14</text:p>
          </table:table-cell>
          <table:table-cell office:value-type="string">
            <text:p>csv</text:p>
          </table:table-cell>
          <table:table-cell office:value-type="string">
            <text:p>farmacie pubbliche e priva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www.dati.piemonte.it/catalogodati/dato/100733-strutture-sanitarie-regionali-pubbliche.html</text:p>
          </table:table-cell>
          <table:table-cell table:style-name="ce9" office:value-type="date" office:date-value="2014-05-12">
            <text:p>12/05/14</text:p>
          </table:table-cell>
          <table:table-cell office:value-type="string">
            <text:p>csv</text:p>
          </table:table-cell>
          <table:table-cell office:value-type="string">
            <text:p>Strutture sanitarie regionali pubblich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a xlink:href="http://www.dati.piemonte/">http://www.dati.piemonte</text:a>.it/catalogodati/dato/100732-strutture-sanitarie-regionali-equiparate.html</text:p>
          </table:table-cell>
          <table:table-cell table:style-name="ce9" office:value-type="date" office:date-value="2014-04-22">
            <text:p>22/04/14</text:p>
          </table:table-cell>
          <table:table-cell office:value-type="string">
            <text:p>csv</text:p>
          </table:table-cell>
          <table:table-cell office:value-type="string">
            <text:p>strutture sanitarie equiparat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a xlink:href="http://www.dati.piemonte/">http://www.dati.piemonte</text:a>.it/catalogodati/dato/100734-strutture-sanitarie-private-ambulatori-e-case-di-cura.html</text:p>
          </table:table-cell>
          <table:table-cell table:style-name="ce9" office:value-type="date" office:date-value="2014-05-13">
            <text:p>13/05/14</text:p>
          </table:table-cell>
          <table:table-cell office:value-type="string">
            <text:p>csv</text:p>
          </table:table-cell>
          <table:table-cell table:style-name="ce17" office:value-type="string">
            <text:p>strutture sanitarie private e case di cura con UOF E UP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www.dati.piemonte.it/catalogodati/dato/100736-residenze-sanitarie-assistenziali-private.html</text:p>
          </table:table-cell>
          <table:table-cell table:style-name="ce9" office:value-type="date" office:date-value="2014-05-14">
            <text:p>14/05/14</text:p>
          </table:table-cell>
          <table:table-cell office:value-type="string">
            <text:p>csv</text:p>
          </table:table-cell>
          <table:table-cell table:style-name="ce17" office:value-type="string">
            <text:p>Residenze Sanitarie Assistenziali private (strutture non ospedalieri, non dipendenti da case di cura) con UP e UO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www.dati.piemonte.it/catalogodati/dato/100737-.html</text:p>
          </table:table-cell>
          <table:table-cell table:style-name="ce9" office:value-type="date" office:date-value="2014-05-14">
            <text:p>14/05/14</text:p>
          </table:table-cell>
          <table:table-cell office:value-type="string">
            <text:p>csv</text:p>
          </table:table-cell>
          <table:table-cell office:value-type="string">
            <text:p>strutture termal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www.dati.piemonte.it/catalogodati/dato/100739-.html</text:p>
          </table:table-cell>
          <table:table-cell table:style-name="ce9" office:value-type="date" office:date-value="2014-05-15">
            <text:p>15/05/14</text:p>
          </table:table-cell>
          <table:table-cell office:value-type="string">
            <text:p>csv</text:p>
          </table:table-cell>
          <table:table-cell office:value-type="string">
            <text:p>Unità Organizzative Funzionali delle strutture sanitarie pubblich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a xlink:href="http://www.dati.piemonte.it/catalogodati/dato/100740-.html">http://www.dati.piemonte.it/catalogodati/dato/100740-.html</text:a></text:p>
          </table:table-cell>
          <table:table-cell table:style-name="ce9" office:value-type="date" office:date-value="2014-05-15">
            <text:p>15/05/14</text:p>
          </table:table-cell>
          <table:table-cell office:value-type="string">
            <text:p>csv</text:p>
          </table:table-cell>
          <table:table-cell office:value-type="string">
            <text:p>Punti di erogazione pubblici regionali di prestazioni sanitarie (Unità Produttive sanitarie UP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www.datiopen.it/it/opendata/Regione_Piemonte_Siti_archeologici_Legge_1089_39_</text:p>
          </table:table-cell>
          <table:table-cell table:style-name="ce9" office:value-type="date" office:date-value="2012-09-13">
            <text:p>13/09/12</text:p>
          </table:table-cell>
          <table:table-cell office:value-type="string">
            <text:p>json</text:p>
          </table:table-cell>
          <table:table-cell table:style-name="ce15" office:value-type="string">
            <text:p>siti archeologici</text:p>
          </table:table-cell>
          <table:table-cell table:number-columns-repeated="2"/>
        </table:table-row>
        <table:table-row table:style-name="ro4">
          <table:table-cell office:value-type="string">
            <text:p>Puglia</text:p>
          </table:table-cell>
          <table:table-cell office:value-type="string">
            <text:p>http://www.dataset.puglia.it/dataset/luoghi-di-interesse-turistico-culturale-naturalistico</text:p>
          </table:table-cell>
          <table:table-cell table:style-name="ce12" office:value-type="string">
            <text:p><text:s text:c="7"/>16/04/16</text:p>
          </table:table-cell>
          <table:table-cell office:value-type="string">
            <text:p>csv/xml</text:p>
          </table:table-cell>
          <table:table-cell office:value-type="string">
            <text:p>luoghi di interesse turistico, culturale, naturalistico (Chiese, Giardini, Ville, Spiagge, Musei, Porti, Frantoi, Masserie)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http://www.dataset.puglia.it/dataset/elenco-stabilimenti-balneari</text:p>
          </table:table-cell>
          <table:table-cell table:style-name="ce12" office:value-type="string">
            <text:p><text:s text:c="7"/>09/07/15</text:p>
          </table:table-cell>
          <table:table-cell office:value-type="string">
            <text:p>csv/xml</text:p>
          </table:table-cell>
          <table:table-cell office:value-type="string">
            <text:p>Elenco Stabilimenti Balneari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www.dataset.puglia.it/dataset/anagrafe-strutture-sanitarie</text:p>
          </table:table-cell>
          <table:table-cell table:style-name="ce12" office:value-type="string">
            <text:p>27/10/15</text:p>
          </table:table-cell>
          <table:table-cell office:value-type="string">
            <text:p>csv/xml</text:p>
          </table:table-cell>
          <table:table-cell office:value-type="string">
            <text:p>strutture sanitarie (ospedali, reparti, pronto soccorso, ambulatori, consultori)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www.dataset.puglia.it/dataset/anagrafe-asl</text:p>
          </table:table-cell>
          <table:table-cell table:style-name="ce12" office:value-type="string">
            <text:p>17/09/15</text:p>
          </table:table-cell>
          <table:table-cell office:value-type="string">
            <text:p>csv/xml</text:p>
          </table:table-cell>
          <table:table-cell office:value-type="string">
            <text:p>ASL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www.dataset.puglia.it/dataset/impianti-sportivi-pugliesi</text:p>
          </table:table-cell>
          <table:table-cell table:style-name="ce12" office:value-type="string">
            <text:p>01/07/15</text:p>
          </table:table-cell>
          <table:table-cell office:value-type="string">
            <text:p>csv/xml/json</text:p>
          </table:table-cell>
          <table:table-cell office:value-type="string">
            <text:p>impianti sportiv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www.dataset.puglia.it/dataset/farmacie-territoriali-innovapuglia</text:p>
          </table:table-cell>
          <table:table-cell table:style-name="ce12" office:value-type="string">
            <text:p>24/07/15</text:p>
          </table:table-cell>
          <table:table-cell office:value-type="string">
            <text:p>csv/xml</text:p>
          </table:table-cell>
          <table:table-cell table:style-name="ce15" office:value-type="string">
            <text:p>farmacie convenzionate</text:p>
          </table:table-cell>
          <table:table-cell table:number-columns-repeated="2"/>
        </table:table-row>
        <table:table-row table:style-name="ro2">
          <table:table-cell office:value-type="string">
            <text:p>Sardegna</text:p>
          </table:table-cell>
          <table:table-cell office:value-type="string">
            <text:p>http://www.datiopen.it/it/opendata/Regione_Sardegna_Luoghi_di_interesse_turistico_culturale_naturalistico</text:p>
          </table:table-cell>
          <table:table-cell table:style-name="ce12" office:value-type="string">
            <text:p>13/01/14</text:p>
          </table:table-cell>
          <table:table-cell office:value-type="string">
            <text:p>csv/json</text:p>
          </table:table-cell>
          <table:table-cell table:style-name="ce15" office:value-type="string">
            <text:p>punti di interesse generici (turistici, culturali, naturalistici)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>
            <text:p>http://www.datiopen.it/it/opendata/Regione_Sardegna_Luoghi_di_interesse_ambientale_storico_e_antropico</text:p>
          </table:table-cell>
          <table:table-cell office:value-type="date" office:date-value="2014-01-13">
            <text:p>13/01/14</text:p>
          </table:table-cell>
          <table:table-cell office:value-type="string">
            <text:p>csv/json</text:p>
          </table:table-cell>
          <table:table-cell table:style-name="ce15" office:value-type="string">
            <text:p>Luoghi di interesse ambientale, storico e antropico (alberi monumentali, vedette, bar, ristoranti, sorgenti..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www.datiopen.it/it/opendata/Regione_Sardegna_Nuraghi</text:p>
          </table:table-cell>
          <table:table-cell table:style-name="ce12" office:value-type="string">
            <text:p>26/01/16</text:p>
          </table:table-cell>
          <table:table-cell office:value-type="string">
            <text:p>csv/json</text:p>
          </table:table-cell>
          <table:table-cell table:style-name="ce6" office:value-type="string">
            <text:p>nuraghi e altri siti archeologic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www.datiopen.it/it/opendata/Regione_Sardegna_Beni_paesaggistici</text:p>
          </table:table-cell>
          <table:table-cell table:style-name="ce12" office:value-type="string">
            <text:p>13/01/14</text:p>
          </table:table-cell>
          <table:table-cell office:value-type="string">
            <text:p>csv/json</text:p>
          </table:table-cell>
          <table:table-cell table:style-name="ce6" office:value-type="string">
            <text:p>beni paesaggistici (LUOGHI DI CULTO DAL PREISTORICO ALL'ALTO MEDIOEVO - AREE FUNERARIE DAL PREISTORICO ALL'ALTO MEDIOEVO - INSEDIAMENTI ARCHEOLOGICI DAL PRENURAGICO ALL'ETA' MODERNA - ARCHITETTURE RELIGIOSE MEDIOEVALI, MODERNE E CONTEMPORANEE - ARCHITETTURE MILITARI STORICHE SINO ALLA II GUERRA MONDIALE - AREE CARATTERIZZATE DA INSEDIAMENTI STORICI SPARSI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www.datiopen.it/it/opendata/Regione_Sardegna_Alberi_Monumentali</text:p>
          </table:table-cell>
          <table:table-cell table:style-name="ce12" office:value-type="string">
            <text:p>10/01/14</text:p>
          </table:table-cell>
          <table:table-cell office:value-type="string">
            <text:p>csv/json</text:p>
          </table:table-cell>
          <table:table-cell table:style-name="ce6" office:value-type="string">
            <text:p>alberi monumental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www.datiopen.it/it/opendata/Regione_Sardegna_Impianti_sportivi</text:p>
          </table:table-cell>
          <table:table-cell table:style-name="ce12" office:value-type="string">
            <text:p>13/01/14</text:p>
          </table:table-cell>
          <table:table-cell office:value-type="string">
            <text:p>csv/json</text:p>
          </table:table-cell>
          <table:table-cell table:style-name="ce6" office:value-type="string">
            <text:p>impianti sportiv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www.sardegnageoportale.it/webgis2/sardegnamappe_api/doc/index.html</text:p>
          </table:table-cell>
          <table:table-cell table:style-name="ce12"/>
          <table:table-cell/>
          <table:table-cell table:style-name="ce4" office:value-type="string">
            <text:p>API GEOPORTALE SARDEGNA (È POSSIBILE SCARICARE I POI OPEN)</text:p>
          </table:table-cell>
          <table:table-cell table:number-columns-repeated="2"/>
        </table:table-row>
        <table:table-row table:style-name="ro2">
          <table:table-cell office:value-type="string">
            <text:p>Sicilia</text:p>
          </table:table-cell>
          <table:table-cell office:value-type="string">
            <text:p>http://www.provincia.trapani.sitr.it:8080/Opendata/index.php/musei</text:p>
          </table:table-cell>
          <table:table-cell table:style-name="ce12" office:value-type="string">
            <text:p>11/04/2013</text:p>
          </table:table-cell>
          <table:table-cell office:value-type="string">
            <text:p>csv</text:p>
          </table:table-cell>
          <table:table-cell table:style-name="ce8" office:value-type="string">
            <text:p>musei Provincia Trapan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www.provincia.trapani.sitr.it:8080/Opendata/index.php/aree-archeologiche</text:p>
          </table:table-cell>
          <table:table-cell table:style-name="ce12" office:value-type="string">
            <text:p>22/03/13</text:p>
          </table:table-cell>
          <table:table-cell office:value-type="string">
            <text:p>csv</text:p>
          </table:table-cell>
          <table:table-cell table:style-name="ce8" office:value-type="string">
            <text:p>aree e siti archeologici Provincia Trapan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www.provincia.trapani.sitr.it:8080/Opendata/index.php/guardie-mediche</text:p>
          </table:table-cell>
          <table:table-cell table:style-name="ce12" office:value-type="string">
            <text:p>13/01/15</text:p>
          </table:table-cell>
          <table:table-cell office:value-type="string">
            <text:p>csv</text:p>
          </table:table-cell>
          <table:table-cell table:style-name="ce8" office:value-type="string">
            <text:p>guardie mediche e presidi di guardia medica turisti Provincia Trapan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www.provincia.trapani.sitr.it:8080/Opendata/index.php/strutture-sanitarie</text:p>
          </table:table-cell>
          <table:table-cell table:style-name="ce12" office:value-type="string">
            <text:p>11/03/13</text:p>
          </table:table-cell>
          <table:table-cell office:value-type="string">
            <text:p>csv</text:p>
          </table:table-cell>
          <table:table-cell table:style-name="ce8" office:value-type="string">
            <text:p>strutture di ricovero pubbliche e private Provincia Trapan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www.provincia.trapani.sitr.it:8080/Opendata/index.php/farmacie</text:p>
          </table:table-cell>
          <table:table-cell table:style-name="ce12" office:value-type="string">
            <text:p>22/03/13</text:p>
          </table:table-cell>
          <table:table-cell office:value-type="string">
            <text:p>csv</text:p>
          </table:table-cell>
          <table:table-cell table:style-name="ce8" office:value-type="string">
            <text:p>farmacie Provincia Trapan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a xlink:href="http://www.provincia/">http://www.provincia</text:a>.trapani.sitr.it:8080/Opendata/index.php/distributori-di-carburante-della-provincia-di-trapani</text:p>
          </table:table-cell>
          <table:table-cell table:style-name="ce12" office:value-type="string">
            <text:p>17/04/15</text:p>
          </table:table-cell>
          <table:table-cell office:value-type="string">
            <text:p>csv</text:p>
          </table:table-cell>
          <table:table-cell table:style-name="ce8" office:value-type="string">
            <text:p>distributori di carburante Provincia Trapan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s://datahub.io/dataset/farmacie-comune-palermo</text:p>
          </table:table-cell>
          <table:table-cell table:style-name="ce12" office:value-type="string">
            <text:p>25/01/14</text:p>
          </table:table-cell>
          <table:table-cell office:value-type="string">
            <text:p>csv/json</text:p>
          </table:table-cell>
          <table:table-cell table:style-name="ce8" office:value-type="string">
            <text:p>farmacie Comune Palermo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osservatorioturistico.sicilia.it/Html5Viewer/Index.html?configBase=http://osservatorioturistico.sicilia.it/Geocortex/Essentials/REST/sites/teatri_musei_location_fullHTML/viewers/musei_teatri_location/virtualdirectory/Resources/Config/Default</text:p>
          </table:table-cell>
          <table:table-cell table:style-name="ce12"/>
          <table:table-cell/>
          <table:table-cell table:style-name="ce6" office:value-type="string">
            <text:p><text:span text:style-name="T1">MAPPE VISUALI (DALLE QUALI FORSE POTER SCARICARE DATI) CHE RIPORTANO INFO SU</text:span> <text:span text:style-name="T1">MUSEI E TEATRI ANTICHI</text:span>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osservatorioturistico.sicilia.it/Html5Viewer/Index.html?configBase=http://osservatorioturistico.sicilia.it/Geocortex/Essentials/REST/sites/parchi_divertimento/viewers/aree_attrezzate/virtualdirectory/Resources/Config/Default</text:p>
          </table:table-cell>
          <table:table-cell table:style-name="ce12"/>
          <table:table-cell/>
          <table:table-cell table:style-name="ce6" office:value-type="string">
            <text:p><text:span text:style-name="T1">MAPPE VISUALI (DALLE QUALI FORSE POTER SCARICARE DATI) CHE RIPORTANO INFO SU</text:span> <text:span text:style-name="T1">PARCHI DIVERTIMENTO, ALBERI MONUMENTALI, PARCHI, SPIAGGE, AREE ATTREZZATE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lnx.lasiciliainrete.it/wordpress/archeologia/</text:p>
          </table:table-cell>
          <table:table-cell table:style-name="ce12"/>
          <table:table-cell/>
          <table:table-cell table:style-name="ce4" office:value-type="string">
            <text:p>MAPPE VISUALI (DALLE QUALI FORSE POTER SCARICARE DATI) CHE RIPORTANO INFO SU MONUMENTI, NATURA, ARCHEOLOGIA, MUSEI, CASTELLI, BAROCCO, ENOGASTRONOMI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osservatorioturistico.sicilia.it/Html5Viewer/Index.html?configBase=http://osservatorioturistico.sicilia.it/Geocortex/Essentials/REST/sites/castelli/viewers/musei_teatri_location/virtualdirectory/Resources/Config/Default</text:p>
          </table:table-cell>
          <table:table-cell table:style-name="ce12"/>
          <table:table-cell/>
          <table:table-cell table:style-name="ce4" office:value-type="string">
            <text:p>MAPPE VISUALI (DALLE QUALI FORSE POTER SCARICARE DATI) CHE RIPORTANO INFO SU CASTELLI, FORTEZZE, TORR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www.regione.sicilia.it/beniculturali/dirbenicult/database/dipartimento_2/siti_list.asp</text:p>
          </table:table-cell>
          <table:table-cell table:style-name="ce12" office:value-type="string">
            <text:p>???</text:p>
          </table:table-cell>
          <table:table-cell office:value-type="string">
            <text:p>csv</text:p>
          </table:table-cell>
          <table:table-cell table:style-name="ce8" office:value-type="string">
            <text:p>musei, gallerie, siti archeologic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pti.regione.sicilia.it/portal/page/portal/PIR_PORTALE/PIR_LaStrutturaRegionale/PIR_AssessoratoSalute/PIR_DipPianificazioneStrategica/PIR_Consultorifamiliari</text:p>
          </table:table-cell>
          <table:table-cell table:style-name="ce12" office:value-type="string">
            <text:p>18/05/15</text:p>
          </table:table-cell>
          <table:table-cell office:value-type="string">
            <text:p>xls</text:p>
          </table:table-cell>
          <table:table-cell table:style-name="ce18" office:value-type="string">
            <text:p>Consultori familiari pubblic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pti.regione.sicilia.it/portal/page/portal/PIR_PORTALE/PIR_LaStrutturaRegionale/PIR_AssessoratoSalute/PIR_DipPianificazioneStrategica/PIR_Consultorifamiliari</text:p>
          </table:table-cell>
          <table:table-cell table:style-name="ce12" office:value-type="string">
            <text:p>18/05/15</text:p>
          </table:table-cell>
          <table:table-cell office:value-type="string">
            <text:p>xls</text:p>
          </table:table-cell>
          <table:table-cell table:style-name="ce18" office:value-type="string">
            <text:p>Consultori familiari privati</text:p>
          </table:table-cell>
          <table:table-cell table:number-columns-repeated="2"/>
        </table:table-row>
        <table:table-row table:style-name="ro2">
          <table:table-cell office:value-type="string">
            <text:p>Toscana</text:p>
          </table:table-cell>
          <table:table-cell office:value-type="string">
            <text:p><text:a xlink:href="http://dati/">http://dati</text:a>.toscana.it/dataset/rt-strut-sanitarie/resource/c14d0f56-665c-46d7-8b5c-bd98bf499aca</text:p>
          </table:table-cell>
          <table:table-cell table:style-name="ce12" office:value-type="string">
            <text:p>03/09/15</text:p>
          </table:table-cell>
          <table:table-cell office:value-type="string">
            <text:p>csv</text:p>
          </table:table-cell>
          <table:table-cell table:style-name="ce19" office:value-type="string">
            <text:p>ospedali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http://dati.toscana.it/dataset/rt-strut-sanitarie/resource/39231648-3cc0-4a67-adfd-ee596f7e19c3</text:p>
          </table:table-cell>
          <table:table-cell office:value-type="date" office:date-value="2015-09-03">
            <text:p>03/09/15</text:p>
          </table:table-cell>
          <table:table-cell office:value-type="string">
            <text:p>csv</text:p>
          </table:table-cell>
          <table:table-cell office:value-type="string">
            <text:p>strutture riabilitativ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http://dati.toscana.it/dataset/rt-strut-sanitarie/resource/8ded0b73-24c7-451a-8972-2a92e6bbaf0d</text:p>
          </table:table-cell>
          <table:table-cell office:value-type="date" office:date-value="2015-09-03">
            <text:p>03/09/15</text:p>
          </table:table-cell>
          <table:table-cell office:value-type="string">
            <text:p>csv</text:p>
          </table:table-cell>
          <table:table-cell office:value-type="string">
            <text:p>strutture sanitarie territoriali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>
            <text:p>http://dati.toscana.it/dataset/farmacie</text:p>
          </table:table-cell>
          <table:table-cell office:value-type="date" office:date-value="2016-05-10">
            <text:p>10/05/16</text:p>
          </table:table-cell>
          <table:table-cell office:value-type="string">
            <text:p>csv/xml/json</text:p>
          </table:table-cell>
          <table:table-cell table:style-name="ce15" office:value-type="string">
            <text:p>farmacie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>
            <text:p>http://dati.toscana.it/dataset/rt-bibl</text:p>
          </table:table-cell>
          <table:table-cell table:style-name="ce9" office:value-type="date" office:date-value="2014-11-26">
            <text:p>26/11/14</text:p>
          </table:table-cell>
          <table:table-cell office:value-type="string">
            <text:p>csv/xml/json</text:p>
          </table:table-cell>
          <table:table-cell table:style-name="ce15" office:value-type="string">
            <text:p>biblioteche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>
            <text:p>http://www.datiopen.it/it/opendata/Regione_Toscana_Enogastronomia</text:p>
          </table:table-cell>
          <table:table-cell table:style-name="ce9" office:value-type="date" office:date-value="2012-08-16">
            <text:p>16/08/12</text:p>
          </table:table-cell>
          <table:table-cell office:value-type="string">
            <text:p>csv/json</text:p>
          </table:table-cell>
          <table:table-cell table:style-name="ce15" office:value-type="string">
            <text:p>ristoranti, pizzerie, trattorie, pub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>
            <text:p>http://www.datiopen.it/it/opendata/Regione_Toscana_Centri_termali</text:p>
          </table:table-cell>
          <table:table-cell table:style-name="ce9" office:value-type="date" office:date-value="2012-08-16">
            <text:p>16/08/12</text:p>
          </table:table-cell>
          <table:table-cell office:value-type="string">
            <text:p>csv/json</text:p>
          </table:table-cell>
          <table:table-cell table:style-name="ce15" office:value-type="string">
            <text:p>centri termali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>
            <text:p>http://www.datiopen.it/it/opendata/Regione_Toscana_Universit_e_conservatori</text:p>
          </table:table-cell>
          <table:table-cell table:style-name="ce9" office:value-type="date" office:date-value="2012-09-18">
            <text:p>18/09/12</text:p>
          </table:table-cell>
          <table:table-cell office:value-type="string">
            <text:p>csv/json</text:p>
          </table:table-cell>
          <table:table-cell table:style-name="ce15" office:value-type="string">
            <text:p>università pubbliche e conservatori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>
            <text:p>http://www.datiopen.it/it/opendata/Regione_Toscana_</text:p>
          </table:table-cell>
          <table:table-cell table:style-name="ce9" office:value-type="date" office:date-value="2012-09-18">
            <text:p>18/09/12</text:p>
          </table:table-cell>
          <table:table-cell office:value-type="string">
            <text:p>csv/json</text:p>
          </table:table-cell>
          <table:table-cell table:style-name="ce15" office:value-type="string">
            <text:p>impianti sportivi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>
            <text:p>http://www.datiopen.it/it/opendata/Regione_Toscana_Tempo_libero</text:p>
          </table:table-cell>
          <table:table-cell table:style-name="ce9" office:value-type="date" office:date-value="2012-09-18">
            <text:p>18/09/12</text:p>
          </table:table-cell>
          <table:table-cell office:value-type="string">
            <text:p>csv/json</text:p>
          </table:table-cell>
          <table:table-cell table:style-name="ce15" office:value-type="string">
            <text:p>discoteche, ludoteche, sale-gioco, parchi naturali, centri sociali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4" office:value-type="string">
            <text:p>MIO DATABASE TUSCANYBYPOI</text:p>
          </table:table-cell>
          <table:table-cell table:style-name="ce9"/>
          <table:table-cell table:number-columns-repeated="4"/>
        </table:table-row>
        <table:table-row table:style-name="ro1">
          <table:table-cell table:style-name="Default"/>
          <table:table-cell office:value-type="string">
            <text:p>http://dati.toscana.it/dataset/turismo-shopping-citt-metropolitana-di-firenze</text:p>
          </table:table-cell>
          <table:table-cell office:value-type="date" office:date-value="2016-06-28">
            <text:p>28/06/16</text:p>
          </table:table-cell>
          <table:table-cell office:value-type="string">
            <text:p>csv</text:p>
          </table:table-cell>
          <table:table-cell office:value-type="string">
            <text:p>antiquari, enoteche, gallerie, librerie, mercati, outlet ( caffè ottocenteschi, trattorie dove pranzavano scrittori e pittori, librerie antiquarie, stores britannici, botteghe di orefici e orologiai, paradisi delle stoffe, ceramisti, corniciai, belle arti) della città Metropolitana di Firenze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>
            <text:p>http://dati.toscana.it/dataset/turismo-luoghi-di-interesse-citt-metropolitana-di-firenze</text:p>
          </table:table-cell>
          <table:table-cell office:value-type="date" office:date-value="2016-06-28">
            <text:p>28/06/16</text:p>
          </table:table-cell>
          <table:table-cell office:value-type="string">
            <text:p>csv</text:p>
          </table:table-cell>
          <table:table-cell office:value-type="string">
            <text:p><text:span text:style-name="T2">biblioteche</text:span>, case della memoria, castelli,<text:span text:style-name="T2"> cenacoli</text:span>, <text:span text:style-name="T2">Chiese e oratori</text:span>, giardini d’arte, giardini storici, <text:span text:style-name="T2">luoghi di eventi</text:span>, <text:span text:style-name="T2">musei</text:span> ,<text:span text:style-name="T2">parchi monumentali</text:span>, teatri, <text:span text:style-name="T2">ville</text:span> a Firenze e nei comuni del territorio 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http://dati.toscana.it/dataset/turismo-servizi-e-utilit-citt-metropolitana-di-firenze/resource/4632ff68-5ec1-4c58-ad75-bc1f93aa8c6b</text:p>
          </table:table-cell>
          <table:table-cell office:value-type="date" office:date-value="2016-06-28">
            <text:p>28/06/16</text:p>
          </table:table-cell>
          <table:table-cell office:value-type="string">
            <text:p>csv</text:p>
          </table:table-cell>
          <table:table-cell office:value-type="string">
            <text:p>punti di informazione turistica a Firenze e nei comuni del territorio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http://dati.toscana.it/dataset/turismo-servizi-e-utilit-citt-metropolitana-di-firenze/resource/e0582aa9-7dee-4dea-9d13-34454f54d6b3</text:p>
          </table:table-cell>
          <table:table-cell office:value-type="date" office:date-value="2016-06-28">
            <text:p>28/06/16</text:p>
          </table:table-cell>
          <table:table-cell office:value-type="string">
            <text:p>csv</text:p>
          </table:table-cell>
          <table:table-cell office:value-type="string">
            <text:p>Offerta di bagni pubblici a Firenze e nei comuni del territorio.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http://dati.toscana.it/dataset/turismo-servizi-e-utilit-citt-metropolitana-di-firenze/resource/441948ef-1823-4031-861c-cf8b87760045</text:p>
          </table:table-cell>
          <table:table-cell office:value-type="date" office:date-value="2016-06-28">
            <text:p>28/06/16</text:p>
          </table:table-cell>
          <table:table-cell office:value-type="string">
            <text:p>csv</text:p>
          </table:table-cell>
          <table:table-cell office:value-type="string">
            <text:p>Punti di primo soccorso sanitario a Firenze e nei comuni del territorio.</text:p>
          </table:table-cell>
          <table:table-cell table:number-columns-repeated="2"/>
        </table:table-row>
        <table:table-row table:style-name="ro1">
          <table:table-cell office:value-type="string">
            <text:p>Trentino-Alto Adige</text:p>
          </table:table-cell>
          <table:table-cell office:value-type="string">
            <text:p>http://dati.trentino.it/dataset/poi-trento</text:p>
          </table:table-cell>
          <table:table-cell office:value-type="date" office:date-value="2014-04-04">
            <text:p>04/04/14</text:p>
          </table:table-cell>
          <table:table-cell office:value-type="string">
            <text:p>csv/json(?)</text:p>
          </table:table-cell>
          <table:table-cell office:value-type="string">
            <text:p>punti di interesse di Trento e della comunità della Valle dei Laghi (ristoranti, alimentari, gelaterie, bar, teatri, musei, monumenti, bancomat, farmacie, <text:s/>poste, piscine, parcheggi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dati.trentino.it/dataset/punti-di-interesse-valsugana</text:p>
          </table:table-cell>
          <table:table-cell office:value-type="date" office:date-value="2014-04-04">
            <text:p>04/04/14</text:p>
          </table:table-cell>
          <table:table-cell office:value-type="string">
            <text:p>json</text:p>
          </table:table-cell>
          <table:table-cell table:style-name="ce15" office:value-type="string">
            <text:p>punti di interesse della Valsugana (ristoranti, alimentari, gelaterie, bar, teatri, musei, monumenti, bancomat, farmacie, <text:s/>poste, piscine, parcheggi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dati.trentino.it/dataset/poi-altopiano-di-pine-e-valle-di-cembra</text:p>
          </table:table-cell>
          <table:table-cell office:value-type="date" office:date-value="2014-04-04">
            <text:p>04/04/14</text:p>
          </table:table-cell>
          <table:table-cell office:value-type="string">
            <text:p>json</text:p>
          </table:table-cell>
          <table:table-cell table:style-name="ce15" office:value-type="string">
            <text:p>punti di interesse dell’Altopiano di Pinè e Val di Cembra (ristoranti, alimentari, gelaterie, bar, teatri, musei, monumenti, bancomat, farmacie, <text:s/>poste, piscine, parcheggi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dati.trentino.it/dataset/punti-di-interesse-sportivi-vivifiemme-2013</text:p>
          </table:table-cell>
          <table:table-cell office:value-type="date" office:date-value="2013-02-20">
            <text:p>20/02/13</text:p>
          </table:table-cell>
          <table:table-cell office:value-type="string">
            <text:p>json</text:p>
          </table:table-cell>
          <table:table-cell table:style-name="ce15" office:value-type="string">
            <text:p>punti di interesse sportivi Val di Fiem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dati.trentino.it/dataset/parcheggi-vivifiemme-2013</text:p>
          </table:table-cell>
          <table:table-cell office:value-type="date" office:date-value="2013-02-20">
            <text:p>20/02/13</text:p>
          </table:table-cell>
          <table:table-cell office:value-type="string">
            <text:p>json</text:p>
          </table:table-cell>
          <table:table-cell table:style-name="ce15" office:value-type="string">
            <text:p>parcheggi Val di Fiem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dati.trentino.it/dataset/punti-di-interesse-commerciali-vivifiemme-2013</text:p>
          </table:table-cell>
          <table:table-cell office:value-type="date" office:date-value="2013-02-20">
            <text:p>20/02/13</text:p>
          </table:table-cell>
          <table:table-cell office:value-type="string">
            <text:p>json</text:p>
          </table:table-cell>
          <table:table-cell table:style-name="ce15" office:value-type="string">
            <text:p>punti di interesse commerciali Val di Fiemm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dati.trentino.it/dataset/impianti-di-risalita-vivifiemme-2013</text:p>
          </table:table-cell>
          <table:table-cell office:value-type="date" office:date-value="2013-02-20">
            <text:p>20/02/13</text:p>
          </table:table-cell>
          <table:table-cell office:value-type="string">
            <text:p>json/csv</text:p>
          </table:table-cell>
          <table:table-cell table:style-name="ce15" office:value-type="string">
            <text:p>impianti di risalita Val di Fiem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dati.trentino.it/dataset/punti-di-interesse-pubblici-vivifiemme-2013</text:p>
          </table:table-cell>
          <table:table-cell office:value-type="date" office:date-value="2013-02-20">
            <text:p>20/02/13</text:p>
          </table:table-cell>
          <table:table-cell office:value-type="string">
            <text:p>json</text:p>
          </table:table-cell>
          <table:table-cell table:style-name="ce15" office:value-type="string">
            <text:p>punti di interesse pubblici (farmacie, ospedali, uffici postali, monumenti, biblioteche) Val di Fiem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dati.trentino.it/dataset/punti-di-ristoro-vivifiemme-2013</text:p>
          </table:table-cell>
          <table:table-cell office:value-type="date" office:date-value="2013-02-20">
            <text:p>20/02/13</text:p>
          </table:table-cell>
          <table:table-cell office:value-type="string">
            <text:p>json</text:p>
          </table:table-cell>
          <table:table-cell table:style-name="ce15" office:value-type="string">
            <text:p>punti di ristoro Trent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dati.trentino.it/dataset/luoghi-e-punti-di-interesse-del-comune-di-borgo-chiese</text:p>
          </table:table-cell>
          <table:table-cell office:value-type="date" office:date-value="2016-03-02">
            <text:p>02/03/16</text:p>
          </table:table-cell>
          <table:table-cell office:value-type="string">
            <text:p>json/csv</text:p>
          </table:table-cell>
          <table:table-cell office:value-type="string">
            <text:p>punti di interesse del comune di Borgo Chiese (Trento) (farmacie, scuole, asili, parrocchie, palestre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www.comune.mezzocorona.tn.it/Aree-tematiche/Open-Data/I-dataset-disponibili/Luoghi-e-punti-di-interesse-del-Comune-di-Mezzocorona</text:p>
          </table:table-cell>
          <table:table-cell office:value-type="date" office:date-value="2016-02-26">
            <text:p>26/02/16</text:p>
          </table:table-cell>
          <table:table-cell office:value-type="string">
            <text:p>json/csv/geojson</text:p>
          </table:table-cell>
          <table:table-cell office:value-type="string">
            <text:p>punti di interesse del comune di Mezzocorona (Trento) (asili, scuole, funivie, ambulatori, campi da calcio, palazzi..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www.comune.mezzocorona.tn.it/Aree-tematiche/Open-Data/I-dataset-disponibili/Esercizi-di-ristorazione-ristoranti-pizzerie-agriturismi-trattorie</text:p>
          </table:table-cell>
          <table:table-cell office:value-type="date" office:date-value="2015-04-15">
            <text:p>15/04/15</text:p>
          </table:table-cell>
          <table:table-cell office:value-type="string">
            <text:p>json/csv</text:p>
          </table:table-cell>
          <table:table-cell table:style-name="ce15" office:value-type="string">
            <text:p>punti di ristoro nel comune di Mezzocorona (Trento) (pizzerie, trattorie, agriturismi, ristoranti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dati.trentino.it/dataset/osterie-tipiche-trentine/resource/997be2aa-d324-453e-9105-2a07aca2a77b</text:p>
          </table:table-cell>
          <table:table-cell office:value-type="date" office:date-value="2014-01-21">
            <text:p>21/01/14</text:p>
          </table:table-cell>
          <table:table-cell office:value-type="string">
            <text:p>xls</text:p>
          </table:table-cell>
          <table:table-cell table:style-name="ce15" office:value-type="string">
            <text:p>osterie tipiche della Provincia di Trento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://dati.trentino.it/dataset/botteghe-storiche-del-trentino</text:p>
          </table:table-cell>
          <table:table-cell office:value-type="date" office:date-value="2016-07-22">
            <text:p>22/07/16</text:p>
          </table:table-cell>
          <table:table-cell office:value-type="string">
            <text:p>csv</text:p>
          </table:table-cell>
          <table:table-cell table:style-name="ce17" office:value-type="string">
            <text:p>botteghe storiche della Provincia di Trent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dati.trentino.it/dataset/punti-di-interesse-del-trentino</text:p>
          </table:table-cell>
          <table:table-cell office:value-type="date" office:date-value="2014-04-04">
            <text:p>04/04/14</text:p>
          </table:table-cell>
          <table:table-cell office:value-type="string">
            <text:p>json</text:p>
          </table:table-cell>
          <table:table-cell table:style-name="ce15" office:value-type="string">
            <text:p>punti di interesse della Provincia di Trento (teatri, musei, ristoranti, parcheggi, banche, biblioteche, bar, pizzerie, negozi, parrucchierie..)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dati.trentino.it/dataset/anagrafica-biblioteche</text:p>
          </table:table-cell>
          <table:table-cell office:value-type="date" office:date-value="2014-06-18">
            <text:p>18/06/14</text:p>
          </table:table-cell>
          <table:table-cell office:value-type="string">
            <text:p>xml</text:p>
          </table:table-cell>
          <table:table-cell table:style-name="ce15" office:value-type="string">
            <text:p>biblioteche della Provincia di Trent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s://datahub.io/dataset/biblioteche-del-trentino</text:p>
          </table:table-cell>
          <table:table-cell office:value-type="date" office:date-value="2014-01-27">
            <text:p>27/01/14</text:p>
          </table:table-cell>
          <table:table-cell office:value-type="string">
            <text:p>xml</text:p>
          </table:table-cell>
          <table:table-cell table:style-name="ce15" office:value-type="string">
            <text:p>biblioteche (di tutto il Trentino o solo Provincia di Trento???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s://datahub.io/dataset/musei-del-trentino</text:p>
          </table:table-cell>
          <table:table-cell office:value-type="date" office:date-value="2012-12-01">
            <text:p>01/12/12</text:p>
          </table:table-cell>
          <table:table-cell office:value-type="string">
            <text:p>xml</text:p>
          </table:table-cell>
          <table:table-cell table:style-name="ce15" office:value-type="string">
            <text:p>musei (di tutto il Trentino o solo Provincia di Trento???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www.datiopen.it/it/opendata/Trentino_Alto_Adige_Siti_di_interesse_archeologico</text:p>
          </table:table-cell>
          <table:table-cell office:value-type="date" office:date-value="2013-04-03">
            <text:p>03/04/13</text:p>
          </table:table-cell>
          <table:table-cell office:value-type="string">
            <text:p>json/csv</text:p>
          </table:table-cell>
          <table:table-cell office:value-type="string">
            <text:p>siti di interesse archeologico della Provincia di Trent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www.datiopen.it/it/opendata/Trentino_Alto_Adige_Beni_architettonici_ed_artistici</text:p>
          </table:table-cell>
          <table:table-cell office:value-type="date" office:date-value="2013-04-03">
            <text:p>03/04/13</text:p>
          </table:table-cell>
          <table:table-cell office:value-type="string">
            <text:p>json/csv</text:p>
          </table:table-cell>
          <table:table-cell office:value-type="string">
            <text:p>beni architettonici e artistici della Provincia di Trento (beni religiosi, manufatti insediativi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www.datiopen.it/it/opendata/Trentino_Alto_Adige_Beni_ambientali</text:p>
          </table:table-cell>
          <table:table-cell office:value-type="date" office:date-value="2013-04-03">
            <text:p>03/04/13</text:p>
          </table:table-cell>
          <table:table-cell office:value-type="string">
            <text:p>json/csv</text:p>
          </table:table-cell>
          <table:table-cell office:value-type="string">
            <text:p>beni ambientali della Provincia di Trento (chiese, laghi, monumenti, giardini, ponti..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www.datiopen.it/it/opendata/Trentino_Alto_Adige_Piste_da_sci</text:p>
          </table:table-cell>
          <table:table-cell office:value-type="date" office:date-value="2013-04-03">
            <text:p>03/04/13</text:p>
          </table:table-cell>
          <table:table-cell office:value-type="string">
            <text:p>json/csv</text:p>
          </table:table-cell>
          <table:table-cell table:style-name="ce15" office:value-type="string">
            <text:p>piste da sci della Provincia di Trent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www.datiopen.it/it/opendata/Trentino_Alto_Adige_Centri_commerciali_di_attrazione_sovracomunale</text:p>
          </table:table-cell>
          <table:table-cell office:value-type="date" office:date-value="2013-04-03">
            <text:p>03/04/13</text:p>
          </table:table-cell>
          <table:table-cell office:value-type="string">
            <text:p>json/csv</text:p>
          </table:table-cell>
          <table:table-cell office:value-type="string">
            <text:p>centri commerciali di attrazione sovracomunale della Provincia di Trento</text:p>
          </table:table-cell>
          <table:table-cell table:number-columns-repeated="2"/>
        </table:table-row>
        <table:table-row table:style-name="ro1">
          <table:table-cell office:value-type="string">
            <text:p>Umbria</text:p>
          </table:table-cell>
          <table:table-cell office:value-type="string">
            <text:p>http://dati.umbria.it/dataset/turismo-attrattori</text:p>
          </table:table-cell>
          <table:table-cell office:value-type="date" office:date-value="2016-07-23">
            <text:p>23/07/16</text:p>
          </table:table-cell>
          <table:table-cell office:value-type="string">
            <text:p>json/csv</text:p>
          </table:table-cell>
          <table:table-cell table:style-name="ce15" office:value-type="string">
            <text:p>maggiori attrattori turistici (luoghi della cultura, luoghi della fede, parchi naturalistici…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dati.umbria.it/dataset/turismo-iat</text:p>
          </table:table-cell>
          <table:table-cell office:value-type="date" office:date-value="2016-07-07">
            <text:p>07/07/16</text:p>
          </table:table-cell>
          <table:table-cell office:value-type="string">
            <text:p>json/csv</text:p>
          </table:table-cell>
          <table:table-cell table:style-name="ce15" office:value-type="string">
            <text:p>uffici IAT (Informazione e Accoglienza Turistica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http://dati.umbria.it/dataset/biblioteche-comunali-ragazzi</text:p>
          </table:table-cell>
          <table:table-cell office:value-type="date" office:date-value="2016-05-03">
            <text:p>03/05/16</text:p>
          </table:table-cell>
          <table:table-cell office:value-type="string">
            <text:p>json/csv</text:p>
          </table:table-cell>
          <table:table-cell office:value-type="string">
            <text:p>biblioteche comunali con sezione Ragazz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dati.umbria.it/dataset/biblioteche-nati-per-leggere</text:p>
          </table:table-cell>
          <table:table-cell office:value-type="date" office:date-value="2014-11-13">
            <text:p>13/11/14</text:p>
          </table:table-cell>
          <table:table-cell office:value-type="string">
            <text:p>json/csv</text:p>
          </table:table-cell>
          <table:table-cell office:value-type="string">
            <text:p>biblioteche con sezione “Nati per leggere”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dati.umbria.it/dataset/elenco-biblioteche-umbre-sbn</text:p>
          </table:table-cell>
          <table:table-cell office:value-type="string">
            <text:p>23-17/09/14</text:p>
          </table:table-cell>
          <table:table-cell office:value-type="string">
            <text:p>json/csv</text:p>
          </table:table-cell>
          <table:table-cell office:value-type="string">
            <text:p>biblioteche SBN (Sistema Bibliotecario Nazionale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dati.umbria.it/dataset/biblioteche-comunali</text:p>
          </table:table-cell>
          <table:table-cell office:value-type="date" office:date-value="2016-01-19">
            <text:p>19/01/16</text:p>
          </table:table-cell>
          <table:table-cell office:value-type="string">
            <text:p>json/csv</text:p>
          </table:table-cell>
          <table:table-cell office:value-type="string">
            <text:p>tutte le biblioteche comunal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dati.umbria.it/dataset/musei-e-luoghi-della-cultura</text:p>
          </table:table-cell>
          <table:table-cell office:value-type="date" office:date-value="2016-02-22">
            <text:p>22/02/16</text:p>
          </table:table-cell>
          <table:table-cell office:value-type="string">
            <text:p>json/csv</text:p>
          </table:table-cell>
          <table:table-cell office:value-type="string">
            <text:p>musei e luoghi della cultura (musei, siti archeologici, ville, giardini, teatri storici…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dati.umbria.it/dataset/musei-che-hanno-stoffa</text:p>
          </table:table-cell>
          <table:table-cell office:value-type="date" office:date-value="2015-07-20">
            <text:p>20/07/15</text:p>
          </table:table-cell>
          <table:table-cell office:value-type="string">
            <text:p>json/csv</text:p>
          </table:table-cell>
          <table:table-cell office:value-type="string">
            <text:p>musei che hanno nelle loro collezioni costumi, paramenti sacri, ricami, pizzi merletti, accessori e manufatti tessil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dati.umbria.it/dataset/ecomusei</text:p>
          </table:table-cell>
          <table:table-cell office:value-type="date" office:date-value="2015-06-03">
            <text:p>03/06/15</text:p>
          </table:table-cell>
          <table:table-cell office:value-type="string">
            <text:p>json/csv</text:p>
          </table:table-cell>
          <table:table-cell office:value-type="string">
            <text:p>ecomuse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dati.umbria.it/dataset/impianti-sportivi</text:p>
          </table:table-cell>
          <table:table-cell office:value-type="string">
            <text:p>12/14</text:p>
          </table:table-cell>
          <table:table-cell office:value-type="string">
            <text:p>json/csv</text:p>
          </table:table-cell>
          <table:table-cell office:value-type="string">
            <text:p>impianti sportivi di proprietà pubbli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dati.umbria.it/dataset/strutture-termali-della-regione-umbria</text:p>
          </table:table-cell>
          <table:table-cell office:value-type="date" office:date-value="2015-01-08">
            <text:p>08/01/15</text:p>
          </table:table-cell>
          <table:table-cell office:value-type="string">
            <text:p>json/csv</text:p>
          </table:table-cell>
          <table:table-cell office:value-type="string">
            <text:p>strutture termal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://dati.umbria.it/dataset/strutture-regionali-sanitarie-pubbliche</text:p>
          </table:table-cell>
          <table:table-cell office:value-type="date" office:date-value="2014-11-28">
            <text:p>28/11/14</text:p>
          </table:table-cell>
          <table:table-cell office:value-type="string">
            <text:p>csv</text:p>
          </table:table-cell>
          <table:table-cell table:style-name="ce17" office:value-type="string">
            <text:p>strutture sanitarie pubbliche e private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CERCARE ALBERI MONUMENTALI E ATTIVITÀ COMMERCIALI SU DATI.GOV.IT</text:p>
          </table:table-cell>
          <table:table-cell table:number-columns-repeated="5"/>
        </table:table-row>
        <table:table-row table:style-name="ro2">
          <table:table-cell office:value-type="string">
            <text:p>Valle D’Aosta</text:p>
          </table:table-cell>
          <table:table-cell table:style-name="ce6" office:value-type="string">
            <text:p><text:a xlink:href="http://www.regione.vda/">http://www.regione.vda</text:a>.it/statistica/Opendata/Opendataregione/opend_categoria_i.asp</text:p>
          </table:table-cell>
          <table:table-cell office:value-type="date" office:date-value="2014-12-31">
            <text:p>31/12/14</text:p>
          </table:table-cell>
          <table:table-cell office:value-type="string">
            <text:p>csv</text:p>
          </table:table-cell>
          <table:table-cell table:style-name="ce15" office:value-type="string">
            <text:p>strutture sanitarie, socio-sanitarie, socio-educative, assistenziali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>
            <text:p>OSM</text:p>
          </table:table-cell>
          <table:table-cell table:number-columns-repeated="5"/>
        </table:table-row>
        <table:table-row table:style-name="ro1">
          <table:table-cell office:value-type="string">
            <text:p>Veneto</text:p>
          </table:table-cell>
          <table:table-cell table:style-name="ce6" office:value-type="string">
            <text:p>http://dati.veneto.it/dataset/sale-cinematografiche-del-veneto-2012/resource/aa203022-e420-4faa-8c33-cabebf4588af</text:p>
          </table:table-cell>
          <table:table-cell office:value-type="date" office:date-value="2014-01-16">
            <text:p>16/01/14</text:p>
          </table:table-cell>
          <table:table-cell office:value-type="string">
            <text:p>xls</text:p>
          </table:table-cell>
          <table:table-cell table:style-name="ce15" office:value-type="string">
            <text:p>sale cinematografiche (cinema, sale all’aperto..)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>
            <text:p>http://dati.veneto.it/dataset/spazi-teatrali-del-veneto/resource/82c990ce-bd26-4b21-9c79-78ecedcffbe7</text:p>
          </table:table-cell>
          <table:table-cell office:value-type="date" office:date-value="2014-04-14">
            <text:p>14/04/14</text:p>
          </table:table-cell>
          <table:table-cell office:value-type="string">
            <text:p>xls</text:p>
          </table:table-cell>
          <table:table-cell table:style-name="ce15" office:value-type="string">
            <text:p>spazi teatrali (teatri, sale polivalenti, auditorium, cinema-teatri…)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>
            <text:p>http://www.datiopen.it/it/opendata/Regione_Veneto_Ville_Venete_provincia_di_Vicenza</text:p>
          </table:table-cell>
          <table:table-cell table:style-name="ce14" office:value-type="string">
            <text:p><text:s text:c="7"/>29/04/13</text:p>
          </table:table-cell>
          <table:table-cell office:value-type="string">
            <text:p>json/csv</text:p>
          </table:table-cell>
          <table:table-cell table:style-name="ce15" office:value-type="string">
            <text:p>ville venete Provincia Vicenza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>
            <text:p><text:a xlink:href="http://www.datiopen.it/it/opendata/Regione_Veneto_Ville_Venete_provincia_di_Verona">http://www.datiopen.it/it/opendata/Regione_Veneto_Ville_Venete_provincia_di_Verona</text:a></text:p>
          </table:table-cell>
          <table:table-cell table:style-name="ce14" office:value-type="string">
            <text:p><text:s text:c="7"/>29/04/13</text:p>
          </table:table-cell>
          <table:table-cell office:value-type="string">
            <text:p>json/csv</text:p>
          </table:table-cell>
          <table:table-cell table:style-name="ce15" office:value-type="string">
            <text:p>ville venete Provincia Verona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>
            <text:p>http://www.datiopen.it/it/opendata/Regione_Veneto_Ville_Venete_provincia_di_Venezia</text:p>
          </table:table-cell>
          <table:table-cell table:style-name="ce14" office:value-type="string">
            <text:p><text:s text:c="7"/>29/04/13</text:p>
          </table:table-cell>
          <table:table-cell office:value-type="string">
            <text:p>json/csv</text:p>
          </table:table-cell>
          <table:table-cell table:style-name="ce15" office:value-type="string">
            <text:p>ville venete Provincia Venezia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>
            <text:p>http://www.datiopen.it/it/opendata/Regione_Veneto_Ville_Venete_provincia_di_Treviso</text:p>
          </table:table-cell>
          <table:table-cell table:style-name="ce14" office:value-type="string">
            <text:p><text:s text:c="7"/>29/04/13</text:p>
          </table:table-cell>
          <table:table-cell office:value-type="string">
            <text:p>json/csv</text:p>
          </table:table-cell>
          <table:table-cell table:style-name="ce20" office:value-type="string">
            <text:p>ville venete Provincia Treviso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>
            <text:p>http://www.datiopen.it/it/opendata/Regione_Veneto_Ville_Venete_provincia_di_Padova</text:p>
          </table:table-cell>
          <table:table-cell table:style-name="ce14" office:value-type="string">
            <text:p><text:s text:c="7"/>29/04/13</text:p>
          </table:table-cell>
          <table:table-cell office:value-type="string">
            <text:p>json/csv</text:p>
          </table:table-cell>
          <table:table-cell table:style-name="ce15" office:value-type="string">
            <text:p>ville venete Provincia Padova</text:p>
          </table:table-cell>
          <table:table-cell table:number-columns-repeated="2"/>
        </table:table-row>
        <table:table-row table:style-name="ro4">
          <table:table-cell table:style-name="ce2"/>
          <table:table-cell table:style-name="ce8" office:value-type="string">
            <text:p><text:a xlink:href="http://www.datiopen.it/it/opendata/Regione_Veneto_Ville_Venete_provincia_di_Rovigo">http://www.datiopen.it/it/opendata/Regione_Veneto_Ville_Venete_provincia_di_Rovigo</text:a></text:p>
          </table:table-cell>
          <table:table-cell table:style-name="ce14" office:value-type="string">
            <text:p><text:s text:c="7"/>29/04/13</text:p>
          </table:table-cell>
          <table:table-cell office:value-type="string">
            <text:p>json/csv</text:p>
          </table:table-cell>
          <table:table-cell table:style-name="ce15" office:value-type="string">
            <text:p>ville venete Provincia Rovigo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>
            <text:p>http://www.datiopen.it/it/opendata/Regione_Veneto_Ville_Venete_provincia_di_Belluno</text:p>
          </table:table-cell>
          <table:table-cell table:style-name="ce14" office:value-type="string">
            <text:p><text:s text:c="7"/>29/04/13</text:p>
          </table:table-cell>
          <table:table-cell office:value-type="string">
            <text:p>json/csv</text:p>
          </table:table-cell>
          <table:table-cell table:style-name="ce15" office:value-type="string">
            <text:p>ville venete Provincia Belluno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>
            <text:p>http://dati.veneto.it/dataset/provincia-di-verona-impianti-a-fune-e-piste-da-sci/resource/7b211920-1c3e-4e79-a6b7-8ad0676a6e17</text:p>
          </table:table-cell>
          <table:table-cell office:value-type="date" office:date-value="2013-11-07">
            <text:p>07/11/13</text:p>
          </table:table-cell>
          <table:table-cell office:value-type="string">
            <text:p>ods</text:p>
          </table:table-cell>
          <table:table-cell table:style-name="ce15" office:value-type="string">
            <text:p>piste da sci Provincia Verona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>
            <text:p>http://www.datiopen.it/it/opendata/Regione_Veneto_Stazioni_del_Sistema_Ferroviario_Metropolitano</text:p>
          </table:table-cell>
          <table:table-cell office:value-type="date" office:date-value="2007-01-02">
            <text:p>02/01/07</text:p>
          </table:table-cell>
          <table:table-cell office:value-type="string">
            <text:p>json/csv</text:p>
          </table:table-cell>
          <table:table-cell table:style-name="ce15" office:value-type="string">
            <text:p>stazioni ferroviarie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>
            <text:p>http://dati.veneto.it/dataset/geoportale-provincia-di-vicenza/resource/e17cf3b4-af72-4ba5-86b8-d2f94b6aa057</text:p>
          </table:table-cell>
          <table:table-cell office:value-type="date" office:date-value="2016-02-03">
            <text:p>03/02/16</text:p>
          </table:table-cell>
          <table:table-cell/>
          <table:table-cell office:value-type="string">
            <text:p>geoportale della Provincia di Vincenza dal quale forse poter estrarre informazioni su punti di interesse culturali, naturalistici, storici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.salute.gov.it/dati/dettaglioDataset.jsp?menu=dati&amp;idPag=5</text:p>
          </table:table-cell>
          <table:table-cell office:value-type="date" office:date-value="2016-05-05">
            <text:p>05/05/16</text:p>
          </table:table-cell>
          <table:table-cell office:value-type="string">
            <text:p>csv</text:p>
          </table:table-cell>
          <table:table-cell office:value-type="string">
            <text:p>farmacie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.salute.gov.it/dati/dettaglioDataset.jsp?menu=dati&amp;idPag=7</text:p>
          </table:table-cell>
          <table:table-cell office:value-type="date" office:date-value="2016-05-10">
            <text:p>10/05/16</text:p>
          </table:table-cell>
          <table:table-cell office:value-type="string">
            <text:p>csv</text:p>
          </table:table-cell>
          <table:table-cell office:value-type="string">
            <text:p>parafarmacie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gli_ospedali_in_Italia</text:p>
          </table:table-cell>
          <table:table-cell table:style-name="ce9"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ospedali territorio nazionale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ITALIA</text:p>
          </table:table-cell>
          <table:table-cell office:value-type="string">
            <text:p><text:a xlink:href="http://www.datiopen.it/">http://www.datiopen.it</text:a>/it/opendata/Mappa_dei_musei_in_Italia</text:p>
          </table:table-cell>
          <table:table-cell table:style-name="ce9" office:value-type="date" office:date-value="2016-02-23">
            <text:p>23/02/16</text:p>
          </table:table-cell>
          <table:table-cell office:value-type="string">
            <text:p>json</text:p>
          </table:table-cell>
          <table:table-cell office:value-type="string">
            <text:p>musei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monumenti_in_Italia</text:p>
          </table:table-cell>
          <table:table-cell table:style-name="ce9"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monumenti e sacrari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panifici_pasteccerie_e_forni_in_Italia</text:p>
          </table:table-cell>
          <table:table-cell table:style-name="ce9"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panifici, pasticcerie, forni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lle_lavaderie_in_Italia</text:p>
          </table:table-cell>
          <table:table-cell table:style-name="ce9"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lavanderie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lle_piscine_in_Italia</text:p>
          </table:table-cell>
          <table:table-cell table:style-name="ce9"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piscine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lle_tabaccherie_in_Italia</text:p>
          </table:table-cell>
          <table:table-cell table:style-name="ce9"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tabaccherie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negozi_di_ottica_in_Italia</text:p>
          </table:table-cell>
          <table:table-cell table:style-name="ce9"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negozi di ottica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negozi_di_strumenti_musicali_in_Italia</text:p>
          </table:table-cell>
          <table:table-cell table:style-name="ce9"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negozi di strumenti musicali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lle_gioiellerie_in_Italia</text:p>
          </table:table-cell>
          <table:table-cell table:style-name="ce9"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gioiellerie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negozi_di_acconciatura_in_Italia</text:p>
          </table:table-cell>
          <table:table-cell table:style-name="ce9"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negozi di acconciatura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negozi_di_arredamento_in_Italia</text:p>
          </table:table-cell>
          <table:table-cell table:style-name="ce9"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negozi di arredamento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negozi_fai_da_te_in_Italia</text:p>
          </table:table-cell>
          <table:table-cell table:style-name="ce9"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negozi per il fai da te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sevizi_per_l_estetica_in_Italia</text:p>
          </table:table-cell>
          <table:table-cell table:style-name="ce9"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sevizi per l’estetica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servizi_per_elettronica_ed_elettricit_in_Italia</text:p>
          </table:table-cell>
          <table:table-cell table:style-name="ce9"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servizi per l’elettronica e l’elettricità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vivai_e_servizi_per_il_verde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vivai e servizi per il verde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fiorai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fiorai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servizi_per_l_acqua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servizi per l’acqua (acquedotti, pozzi, torri idriche cisterna…)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negozi_di_calzature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negozi di calzature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lle_librerie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librerie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negozi_di_frutta_e_verdura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negozi di frutta e verdura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negozi_di_abbigliamento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negozi di abbigliamento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lle_gelaterie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gelaterie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supermarket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supermarket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distributori_di_carburante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distributori di carburant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servizi_per_autoveicoli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servizi per autoveicoli (concessionarie, officine, autolavaggi, servizi per camper..,)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barbecue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barbecue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lle_pizzerie_rosticcerie_fast_food_kebab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servizi di ristorazione (pizzerie, rosticcerie, fast food, kebab…) territorio nazionale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ITALIA</text:p>
          </table:table-cell>
          <table:table-cell office:value-type="string">
            <text:p><text:a xlink:href="http://www.datiopen/">http://www.datiopen</text:a>.it/it/opendata/Mappa_dei_ristoranti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esercizi di ristorazione (ristoranti)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bar_e_caff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bar e caffè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pub_circoli_locali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pub, circoli, locali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lle_aree_picnic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aree picnic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gli_accessi_alla_metropolitana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accessi alla metropolitana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lle_stazioni_ferroviarie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stazioni ferroviarie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lle_stazioni_di_autobus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stazioni autobus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parcheggi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parcheggi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sportelli_prelievo_automatico_denaro_ATM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sportelli prelievo automatico (ATM)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lle_banche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banche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uffici_informazione_turistica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uffici informazione turistica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uffici_postali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uffici postali in Italia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Uffici_di_Polizia_Questure_e_Commissariati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questure, commissariati, uffici di polizia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servizi_igienici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servizi igienici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fari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fari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lle_baite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baite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chalet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chalet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rifugi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rifugi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lle_fontane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fontane territorio nazionale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ITALIA</text:p>
          </table:table-cell>
          <table:table-cell office:value-type="string">
            <text:p><text:a xlink:href="http://www.datiopen.it/it/opendata/Mappa_delle_attrazioni_turistiche_in_Italia">http://www.datiopen.it/it/opendata/Mappa_delle_attrazioni_turistiche_in_Italia</text:a>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attrazioni turistiche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punti_panoramici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punti panoramici/belvedere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cinema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cinema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teatri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teatri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servizi_per_l_arte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servizi per l’arte (centri d’arte, opere d’arte..)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castelli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castelli territorio nazionale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ITALIA</text:p>
          </table:table-cell>
          <table:table-cell office:value-type="string">
            <text:p><text:a xlink:href="http://www.datiopen.it/it/opendata">http://www.datiopen.it/it/opendata</text:a>/Mappa_dei_siti_archeologici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siti archeologici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gli_hotel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hotel territorio nazionale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ITALIA</text:p>
          </table:table-cell>
          <table:table-cell office:value-type="string">
            <text:p><text:a xlink:href="http://www.datiopen.it/it/opendata/Mappa_degli_ostelli_in_Italia">http://www.datiopen.it/it/opendata/Mappa_degli_ostelli_in_Italia</text:a>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ostelli territorio nazional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ITALIA</text:p>
          </table:table-cell>
          <table:table-cell office:value-type="string">
            <text:p>http://www.datiopen.it/it/opendata/Mappa_dei_campeggi_in_Italia</text:p>
          </table:table-cell>
          <table:table-cell office:value-type="date" office:date-value="2016-02-23">
            <text:p>23/02/16</text:p>
          </table:table-cell>
          <table:table-cell office:value-type="string">
            <text:p>json/csv</text:p>
          </table:table-cell>
          <table:table-cell office:value-type="string">
            <text:p>campeggi territorio nazionale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25/07/2016</text:date>, <text:time>14.19.5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5:53:51.999520629</meta:creation-date>
    <dc:date>2016-07-25T14:19:58.92</dc:date>
    <meta:editing-duration>P2DT1H50M7S</meta:editing-duration>
    <meta:editing-cycles>61</meta:editing-cycles>
    <meta:generator>OpenOffice/4.1.2$Win32 OpenOffice.org_project/412m3$Build-9782</meta:generator>
    <dc:creator>Elisa </dc:creator>
    <meta:document-statistic meta:table-count="1" meta:cell-count="968" meta:object-count="0"/>
  </office:meta>
</office:document-meta>
</file>